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5a569" officeooo:paragraph-rsid="0005a569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077fcb" officeooo:paragraph-rsid="00077fcb"/>
    </style:style>
    <style:style style:name="P4" style:family="paragraph" style:parent-style-name="Standard" style:master-page-name="">
      <loext:graphic-properties draw:fill="none"/>
      <style:paragraph-properties fo:margin-left="0cm" fo:margin-right="2.6cm" fo:text-align="justify" style:justify-single-word="false" fo:text-indent="0cm" style:auto-text-indent="false" style:page-number="auto" fo:background-color="transparent"/>
    </style:style>
    <style:style style:name="T1" style:family="text">
      <style:text-properties officeooo:rsid="00063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PITULO 12 RAZAO E FÉ.</text:p>
      <text:p text:style-name="P2"/>
      <text:p text:style-name="P2">Prof. Dr. Robson Pereira Gonçalves – Esta é a conferência final do Seminário</text:p>
      <text:p text:style-name="P2">Nacional Subjetividade e Escrita, promovido pelo Centro de Artes e Letras da</text:p>
      <text:p text:style-name="P2">Universidade Federal de Santa Maria, e será também a primeira fala pública de</text:p>
      <text:p text:style-name="P2">nosso mais novo Doutor Honoris Causa: nosso querido amigo, companheiro e</text:p>
      <text:p text:style-name="P2">mestre MD Magno. Lembro também a todos que, logo mais, estaremos lan-</text:p>
      <text:p text:style-name="P2">çando seu livro Psychopathia Sexualis, publicado pela Editora UFSM, o que é</text:p>
      <text:p text:style-name="P2">motivo de muito orgulho para todos nós da Universidade Federal de Santa Maria.</text:p>
      <text:p text:style-name="P2">Como disse em minha fala de agradecimento à outorga do título de Doutor</text:p>
      <text:p text:style-name="P2">Honoris Causa, estou aqui porque “botaram fé”. Na seqüência desta afirmação</text:p>
      <text:p text:style-name="P2">é que, sobre a questão Escrita e Subjetividade, gostaria de considerar um pouco,</text:p>
      <text:p text:style-name="P2">do ponto de vista de nossa perspectiva teórica e clínica, um tema que se torna</text:p>
      <text:p text:style-name="P2">candente e perseguido por filósofos e pensadores em geral do mundo contempo-</text:p>
      <text:p text:style-name="P2">râneo. Justamente isto de que falava: a fé. A fé em sua contraposição, segundo</text:p>
      <text:p text:style-name="P2">alguns, à razão. Então, vamos conversar, tratando de escrita e subjetividade,</text:p>
      <text:p text:style-name="P2">sobre a questão da razão e da fé.</text:p>
      <text:p text:style-name="P2">Em primeiro lugar, o que pode ser uma escrita? Autores competentes,</text:p>
      <text:p text:style-name="P2">com as mais diversas abordagens, têm buscado tratar disso, para discernir o que</text:p>
      <text:p text:style-name="P2">possa ser a especificidade da escrita, mormente em sua diferença, se não em sua</text:p>
      <text:p text:style-name="P2">oposição para com a fala. Há grande variedade de modos de inscrição, desde a</text:p>
      <text:p text:style-name="P2">pré-história até hoje. Seja em paredes de cavernas, como as pinturas rupestres,</text:p>
      <text:p text:style-name="P2"/>
      <text:p text:style-name="P2">seja em tabuinhas de madeira ou de cera, ou em primórdios da produção do</text:p>
      <text:p text:style-name="P2">papel, como o papiro, o homem tem deixado suas marcas, inscrições memoriais</text:p>
      <text:p text:style-name="P2">de seu trajeto. Como a tecnologia antiga, mesmo pré-histórica, era rude, pobre,</text:p>
      <text:p text:style-name="P2">acostumamo-nos a pensar que escrita é algo que se faz com as mãos em cima de</text:p>
      <text:p text:style-name="P2">algum suporte que possa receber marcas. Mas isto é o que também fez a pintura</text:p>
      <text:p text:style-name="P2">durante séculos. Poderíamos pensar que talvez a diferença estivesse no fato de</text:p>
      <text:p text:style-name="P2">que essas inscrições feitas com a mão são da ordem da transmissão da linguagem,</text:p>
      <text:p text:style-name="P2">no sentido de alguma língua, por mais simples ou grotesca que fosse em seus</text:p>
      <text:p text:style-name="P2">inícios até os recursos sofisticados de nossas línguas depois de trabalhadas duran-</text:p>
      <text:p text:style-name="P2">te milênios, sobretudo pelos poetas, escritores, etc.</text:p>
      <text:p text:style-name="P2">A tecnologia moderna e contemporânea inventou uma considerável quan-</text:p>
      <text:p text:style-name="P2">tidade de modalidades novas de inscrição sobre papel e outros suportes. Sobretudo</text:p>
      <text:p text:style-name="P2">as inscrições que são da ordem da passagem imediata da voz para um gravador,</text:p>
      <text:p text:style-name="P2">por exemplo. Dada a tecnologia, é este tipo de inscrição uma escrita? Pode-se</text:p>
      <text:p text:style-name="P2">também filmar em película ou em gravação magnética, como o VT e o DVD. Eles</text:p>
      <text:p text:style-name="P2">imediatamente registram uma produção qualquer. Por exemplo, os gravadores aí</text:p>
      <text:p text:style-name="P2">em cima da mesa estão registrando, inscrevendo imediatamente o que estou dizendo.</text:p>
      <text:p text:style-name="P2">Daí que, quando passamos de um registro estritamente de fala para outro de escri-</text:p>
      <text:p text:style-name="P2">ta, fica difícil estabelecer quando começa e quando termina o ato de inscrição.</text:p>
      <text:p text:style-name="P2">Hoje, a meu ver, isto é imponderável, não se pode traçar fronteira, uma vez que a</text:p>
      <text:p text:style-name="P2">escrita invadiu todas as áreas através da tecnologia. Antigamente se dizia em</text:p>
      <text:p text:style-name="P2">latim: verba volant – é preciso escrever porque as palavras voam, desaparecem e,</text:p>
      <text:p text:style-name="P2">sem escrita, não teríamos uma memória fixada do que se disse. Hoje, isto não é</text:p>
      <text:p text:style-name="P2">mais verdade, pois há outras modalidades de inscrição que na verdade funcionam</text:p>
      <text:p text:style-name="P2">perfeitamente como alçapões para essas palavras dantes voadoras. Qualquer pessoa</text:p>
      <text:p text:style-name="P2">pode ser abordada por um repórter de televisão e deixar imediatamente inscrito</text:p>
      <text:p text:style-name="P2">seu momento de apresentação. Vejam os Sermões do velho Padre Vieira, que fazia</text:p>
      <text:p text:style-name="P2">de seu cérebro um gravador. Dizem que ele fazia seus sermões de improviso,</text:p>
      <text:p text:style-name="P2">conseguia memorizar tudo que dizia, ir para casa e escrever imediatamente o que</text:p>
      <text:p text:style-name="P2"><text:soft-page-break/>tinha falado na enunciação franca de seu momento no púlpito da igreja. Há,</text:p>
      <text:p text:style-name="P2">portanto, uma escrita de punho do Padre Vieira, mas o que foi escrito no papel foi</text:p>
      <text:p text:style-name="P2"/>
      <text:p text:style-name="P2">primeiro trazido do gravador da sua memória para o papel. Outro exemplo é a</text:p>
      <text:p text:style-name="P2">grande quantidade de poemas e textos de Borges que, depois de sua cegueira, são</text:p>
      <text:p text:style-name="P2">inscritos por mão terceira ou segunda, o mais freqüentemente de sua secretária e</text:p>
      <text:p text:style-name="P2">da senhora sua mãe. Ele fazia os poemas ou os textos em prosa na cabeça e os</text:p>
      <text:p text:style-name="P2">dizia em alta voz para que alguém anotasse o que estava dizendo. Evidentemente</text:p>
      <text:p text:style-name="P2">que é uma escrita. De quem? Retiramos do meio o gravador ou a gravação imediata,</text:p>
      <text:p text:style-name="P2">mas há uma tecnologia intermediária que é a grafia da mão do outro.</text:p>
      <text:p text:style-name="P2">Meu analista, o Dr. Jacques Lacan, fez alguns Escritos – até publicados</text:p>
      <text:p text:style-name="P2">com este nome para fazer diferença com algumas coisas que ele grafou pessoal-</text:p>
      <text:p text:style-name="P2">mente sobre o papel –, mas a maior parte de sua obra é falada em seminários, que</text:p>
      <text:p text:style-name="P2">ele preparava muito bem. Ele falava, aquilo era gravado, transcrito, corrigido e,</text:p>
      <text:p text:style-name="P2">justo por isso, há grande celeuma em torno da propriedade e da precisão ou não da</text:p>
      <text:p text:style-name="P2">inscrição desses textos. Isto faz até a coisa ficar mais interessante, pois qual será</text:p>
      <text:p text:style-name="P2">exatamente o texto da fala desse homem? Sobretudo quando, na enunciação e na</text:p>
      <text:p text:style-name="P2">presença de seus discípulos e interessados, ele estava exercendo atos de expressão</text:p>
      <text:p text:style-name="P2">que vão da entonação a volume de voz que, certamente, estão todos no gravador,</text:p>
      <text:p text:style-name="P2">mas que ainda não sabemos passar para o papel, a não ser, quem sabe, trabalhando</text:p>
      <text:p text:style-name="P2">poeticamente em cima do texto de outrem. Mas aí será sempre um modo de ver ou</text:p>
      <text:p text:style-name="P2">de ouvir de quem estava lá. Onde fica a fronteira? Afora que sabemos que um</text:p>
      <text:p text:style-name="P2">famoso Sócrates, lá no começo histórico da filosofia, jamais escreveu uma linha.</text:p>
      <text:p text:style-name="P2">Falava, falava, falava para seus discípulos... Aí aparecem discípulos que, depois,</text:p>
      <text:p text:style-name="P2">transcrevem o que ele dizia em catataus volumosíssimos, como a obra de Platão,</text:p>
      <text:p text:style-name="P2">por exemplo, que supostamente estariam contando para nós o que sabem de</text:p>
      <text:p text:style-name="P2">Sócrates. Onde estava a escrita? E o que dizer do Novo Testamento bíblico, que</text:p>
      <text:p text:style-name="P2">só começou a ser escrito cerca de cem anos depois do autor já morto? E sem</text:p>
      <text:p text:style-name="P2">falarmos no dito Velho Testamento a se perder na poeira do tempo.</text:p>
      <text:p text:style-name="P2">Maria Luiza Furtado Kahl há pouco falava a meu respeito em sua</text:p>
      <text:p text:style-name="P2">apresentação na cerimônia de outorga e contou que durante muitos anos levei</text:p>
      <text:p text:style-name="P2">um Seminário, certamente no rastro da sintomática de meu Mestre, que passou</text:p>
      <text:p text:style-name="P2">mais de trinta anos fazendo seminários que estão sendo publicados em livros</text:p>
      <text:p text:style-name="P2">volumosos. Eu certamente que repeti aquele sintoma da mestria de onde eu</text:p>
      <text:p text:style-name="P2"/>
      <text:p text:style-name="P2">tirara meu sustento intelectual. Ora, hoje, dada a tecnologia, um seminário pode</text:p>
      <text:p text:style-name="P2">ser facilmente transcrito por completo. Às vezes, a própria pontuação colocada</text:p>
      <text:p text:style-name="P2">pela pessoa que vai transcrever ou pelo autor quando lê a transcrição pode</text:p>
      <text:p text:style-name="P2">emprestar os argumentos da expressão. A pontuação é uma coisa forte do ponto</text:p>
      <text:p text:style-name="P2">de vista expressivo. Mas mesmo um Seminário como o que levei durante vinte e</text:p>
      <text:p text:style-name="P2">dois anos é algo preparado. A gente pensa: este ano vou tratar de tal assunto. Nos</text:p>
      <text:p text:style-name="P2">seminários de Lacan encontramos freqüentemente: “este é um seminário sobre as</text:p>
      <text:p text:style-name="P2">psicoses”, “sobre os conceitos fundamentais da psicanálise”. Ele dava um tema</text:p>
      <text:p text:style-name="P2">para um ano de trabalho e havia uma preparação minuciosa de tudo que iria</text:p>
      <text:p text:style-name="P2">tratar, ainda que contando com a enunciação do momento e com a participação de</text:p>
      <text:p text:style-name="P2">alguns presentes que faziam questões, colocavam dúvidas. Este é o caráter do</text:p>
      <text:p text:style-name="P2">seminário, ser essa produção ao vivo diante dos outros com um tema de longa</text:p>
      <text:p text:style-name="P2">duração, muito bem preparado e enunciado no momento dessa apresentação.</text:p>
      <text:p text:style-name="P2">Chegou um momento em que, por várias circunstâncias, resolvi encerrar</text:p>
      <text:p text:style-name="P2">meu Seminário. Por questões políticas, acadêmicas, etc., mas, sobretudo, por-</text:p>
      <text:p text:style-name="P2">que meu mestre sugerira que a forma de seminário era a mais eloqüente, até a</text:p>
      <text:p text:style-name="P2">mais precisa do ponto de vista de quem fala com confiança, com fé no tal in-</text:p>
      <text:p text:style-name="P2"><text:soft-page-break/>consciente. O argumento maior que Lacan tinha para manter a enunciação de</text:p>
      <text:p text:style-name="P2">seu seminário em público é de que ela era bem mais precisa como ocasião de</text:p>
      <text:p text:style-name="P2">surgimento dos percalços, tropeços, invenções do inconsciente em movimento.</text:p>
      <text:p text:style-name="P2">Ora, se esta é a verdade, pensei eu, não preciso nem mais da forma de semi-</text:p>
      <text:p text:style-name="P2">nário. Há uma forma seminário, que foi produzida por muitos autores, mas</text:p>
      <text:p text:style-name="P2">sobretudo por Lacan. Depois que ele entrou na Europa com este seu modo, sua</text:p>
      <text:p text:style-name="P2">forma seminário, muitos começaram a imitá-lo no mundo inteiro. Eu, inclusive.</text:p>
      <text:p text:style-name="P2">Mas ocorreu-me que, se o interesse desse procedimento é no sentido de deixar</text:p>
      <text:p text:style-name="P2">falar o inconsciente, se o próprio Lacan num seminário dissera que, quando se</text:p>
      <text:p text:style-name="P2">fala a enunciação diante do público, quem está falando é um analisando que ali</text:p>
      <text:p text:style-name="P2">toma os ouvidos do público como lugar eventual de analista, então, se assim é,</text:p>
      <text:p text:style-name="P2">acabou meu Seminário, nem mesmo ele quero fazer mais. E procurei um nome</text:p>
      <text:p text:style-name="P2">para dar à minha participação no movimento psicanalítico, uma vez que ainda</text:p>
      <text:p text:style-name="P2">não pude terminar simplesmente porque o sintoma não permite, ainda não fiquei</text:p>
      <text:p text:style-name="P2"/>
      <text:p text:style-name="P2">bom disso. Então, inventei o nome de Falatório. Não faço mais Seminários, e</text:p>
      <text:p text:style-name="P2">sim Falatórios. Posso até ter umas idéias temáticas, anotá-las no papel, mas não</text:p>
      <text:p text:style-name="P2">estou obrigado a segui-las no momento, posso mudar de rumo. O encadeamento</text:p>
      <text:p text:style-name="P2">dos raciocínios e dos temas será à vontade na medida em que compareça. Não</text:p>
      <text:p text:style-name="P2">terá uma programação duradoura de um ano ou um semestre, como se faz um</text:p>
      <text:p text:style-name="P2">curso. Se hoje estou tomado por determinada idéia, essa idéia vai falar através de</text:p>
      <text:p text:style-name="P2">mim. Ela vai falar como ela se der, no regime da tensão de um estilo, de um modo</text:p>
      <text:p text:style-name="P2">de produção – e porque a tecnologia me permite, digo eu: de inscrição – abso-</text:p>
      <text:p text:style-name="P2">lutamente enunciatórios e no lugar do eterno analisando que cada um pode ser.</text:p>
      <text:p text:style-name="P2">Por isso estou agoraqui diante de vocês tentando exemplificar isto. Não</text:p>
      <text:p text:style-name="P2">trouxe um discurso escrito. Venho tentando falar dos temas que me sugeriram,</text:p>
      <text:p text:style-name="P2">mas sobretudo do que me deu na telha em face dessa comoção toda, do recebi-</text:p>
      <text:p text:style-name="P2">mento de toda essa honra... porque botaram fé, certamente com alguma razão.</text:p>
      <text:p text:style-name="P2">Então, fiquei tomado pela questão que, por um feliz acaso, é uma questão fun-</text:p>
      <text:p text:style-name="P2">damental do pensamento contemporâneo: a razão e a fé.</text:p>
      <text:p text:style-name="P2">Mas o tema deste seminário organizado pelo Centro de Artes e Letras</text:p>
      <text:p text:style-name="P2">fala também do Sujeito – que é um cara com quem cortei relações. É claro que</text:p>
      <text:p text:style-name="P2">o tema proposto é sobre subjetividade, que posso pensar que são outras coisas.</text:p>
      <text:p text:style-name="P2">Mas, supondo que o tal sujeito esteja envolvido com a questão da subjetividade,</text:p>
      <text:p text:style-name="P2">de um tempo para cá vim tentando deslocá-lo para outras situações, outros</text:p>
      <text:p text:style-name="P2">lugares, até para outros nomes no sentido de mantê-lo dentro de meu aparelho</text:p>
      <text:p text:style-name="P2">teórico. E cada vez mais fico convencido de que é uma tal velharia da história</text:p>
      <text:p text:style-name="P2">do pensamento e de tal maneira superdesenhado que seria melhor deixá-lo um</text:p>
      <text:p text:style-name="P2">pouco de lado, pois quando se fala em sujeito ninguém mais sabe do que está</text:p>
      <text:p text:style-name="P2">falando ou está aprisionado por uma vertente cartesiana que não desapareceu</text:p>
      <text:p text:style-name="P2">nem mesmo no pensamento de Lacan. Não quero, portanto, pensar esse caso</text:p>
      <text:p text:style-name="P2">porque acho que é chover no molhado, não dizer nada, e é um pouco inútil para</text:p>
      <text:p text:style-name="P2">o desenvolvimento do meu processo de reflexão teórica. E mesmo acho que, se</text:p>
      <text:p text:style-name="P2">há possibilidade de ainda apontar um lugar para o sujeito, teríamos que reco-</text:p>
      <text:p text:style-name="P2">nhecer, por exemplo, o que um filósofo contemporâneo, da minha geração, Alain</text:p>
      <text:p text:style-name="P2">Badiou, desenvolve como tese muito bem estruturada – embora radicalmente</text:p>
      <text:p text:style-name="P2"/>
      <text:p text:style-name="P2">diferente da nossa – mostrando que sujeito é uma emergência muito rara, eventu-</text:p>
      <text:p text:style-name="P2">ral (se vocês me permitem o neologismo). É preciso brotar a aventura de um</text:p>
      <text:p text:style-name="P2">evento para entendermos o que ele possa ser. Meu aparelho teórico também funciona</text:p>
      <text:p text:style-name="P2">assim ao considerar que, na grande maioria das vezes, o que temos são decantações</text:p>
      <text:p text:style-name="P2">pesadas de formações sintomáticas que abarrotam nossa história: nós nos repeti-</text:p>
      <text:p text:style-name="P2"><text:soft-page-break/>mos freqüente e sintomaticamente muito mais próximos de um conceito de ego –</text:p>
      <text:p text:style-name="P2">de formação egóica, em sentido freudiano – do que da emergência agoraqui de um</text:p>
      <text:p text:style-name="P2">sujeito. É raro entrarmos em estado de inspiração ou de vetorização para um</text:p>
      <text:p text:style-name="P2">mais-além das formações egóicas para que eventualmente, numa aventura, acon-</text:p>
      <text:p text:style-name="P2">teça algo como uma emergência poética, criativa, que nos apresente um rasgo</text:p>
      <text:p text:style-name="P2">novo qualquer, mais ou menos da ordem daquilo que chamavam de Sujeito.</text:p>
      <text:p text:style-name="P2">Então, para evitar falar em sujeito ou em subjetividade, nomeei Idio-</text:p>
      <text:p text:style-name="P2">Formação essa coisa que, às vezes, temos a oportunidade de abordar e fazer</text:p>
      <text:p text:style-name="P2">dizer algo novo, poeticamente, no mundo, onde quer que compareça, seja no</text:p>
      <text:p text:style-name="P2">planeta Terra, seja no ET que um dia venha diante de nós. Se houver por aí algo</text:p>
      <text:p text:style-name="P2">da nossa espécie, que não é a espécie biológica, mas esta capaz de extrapolação</text:p>
      <text:p text:style-name="P2">poética, mesmo sendo de lata, de silicone ou de carne, esses seres, esses indivíduos</text:p>
      <text:p text:style-name="P2">serão IdioFormações: formações de qualquer tipo de corporeidade, biológica ou</text:p>
      <text:p text:style-name="P2">não, que sejam capazes do que temos sido por extrapolação da espécie primata</text:p>
      <text:p text:style-name="P2">de onde somos descendentes. E estes seres, se existirem para além de nós, fun-</text:p>
      <text:p text:style-name="P2">cionam exatamente segundo o que quero tomar como conceito fundamental para</text:p>
      <text:p text:style-name="P2">a psicanálise, aquele que Freud nomeou Pulsão e, secundariamente, chamou</text:p>
      <text:p text:style-name="P2">“de morte” porque percebeu que todo e qualquer desejo, todo e qualquer movi-</text:p>
      <text:p text:style-name="P2">mento pulsional se encaminha no sentido de extinguir-se, anular-se definitiva-</text:p>
      <text:p text:style-name="P2">mente. Como supostamente temos a idéia de haver morte nessa anulação, ele a</text:p>
      <text:p text:style-name="P2">chamou Pulsão de Morte, mas podemos jogar fora o “de morte”, pois todas as</text:p>
      <text:p text:style-name="P2">pulsões têm a mesma característica: querem findar, querem a Paz, a extinção.</text:p>
      <text:p text:style-name="P2">Só que não conseguem porque nenhuma Pulsão encontra o alvo que procura e</text:p>
      <text:p text:style-name="P2">recai em seu estatuto anterior sempre se repetindo, sempre desejando outra coisa</text:p>
      <text:p text:style-name="P2">e outra coisa porque não consegue atingir aquilo que realmente deseja que é o</text:p>
      <text:p text:style-name="P2">não-haver Pulsão.</text:p>
      <text:p text:style-name="P2"/>
      <text:p text:style-name="P2">***</text:p>
      <text:p text:style-name="P2"/>
      <text:p text:style-name="P2"/>
      <text:p text:style-name="P2">Podemos dizer que, como o que há por aí, o Haver, ela não consegue</text:p>
      <text:p text:style-name="P2">senão desejar que pare de haver e não haja, mas isto é impossível porque não-</text:p>
      <text:p text:style-name="P2">Haver, como o nome está dizendo, não há concretamente, de fato, e recai-se</text:p>
      <text:p text:style-name="P2">outra vez no haver movimento pulsional sem fim. Até quando? Até a morte?</text:p>
      <text:p text:style-name="P2">Não. A morte também não há. Vocês talvez fiquem espantados por eu dizer isto,</text:p>
      <text:p text:style-name="P2">pois sabem que as pessoas falecem, vão para o cemitério, se desintegram, etc.</text:p>
      <text:p text:style-name="P2">Estou dizendo que há defuntos, perecimentos, sim, que o indivíduo não levanta</text:p>
      <text:p text:style-name="P2">mais, mas não sabemos o que é aquilo, ninguém tem essa experiência ou sabe</text:p>
      <text:p text:style-name="P2">explicar o que aconteceu. As pessoas ficam tão angustiadas que inventam todo</text:p>
      <text:p text:style-name="P2">tipo de passagem, de reencarnação, seja para o céu ou para o inferno, para o</text:p>
      <text:p text:style-name="P2">vodu, para algum lugar onde essas pessoas teriam ido. Por que inventamos</text:p>
      <text:p text:style-name="P2">coisas assim? Em última instância, não há a menor condição de explicar onde</text:p>
      <text:p text:style-name="P2">chegou o que chamamos de morte. A nossa própria, muito menos. Não temos a</text:p>
      <text:p text:style-name="P2">menor condição de experimentar a morte porque desmaiamos e sumimos antes</text:p>
      <text:p text:style-name="P2">de acabar. Ou seja, antes de acabar, já acabou. Não há Outro lado. Como não</text:p>
      <text:p text:style-name="P2">temos essa experiência, ficamos desesperados procurando dar-lhe um sentido.</text:p>
      <text:p text:style-name="P2">Ora, a certeza que antigamente os filósofos procuravam para o tal sujeito,</text:p>
      <text:p text:style-name="P2">a certeza do sujeito, sobretudo a grande importância que a isso deu, e nós reco-</text:p>
      <text:p text:style-name="P2">lhemos, René Descartes, só pode ser, não a certeza do sujeito, mas a certeza que</text:p>
      <text:p text:style-name="P2">a IdioFormação tem de que há. Não estou falando de ser, nem de pensações a</text:p>
      <text:p text:style-name="P2">respeito do que se encontra na vida – isto é outra história –, e sim da experiência</text:p>
      <text:p text:style-name="P2">brutal que se tem, que se guarda de algum momento da vida e de que esquecemos</text:p>
      <text:p text:style-name="P2"><text:soft-page-break/>com freqüência. Mas basta dar com a cara numa parede, acontecer um acidente</text:p>
      <text:p text:style-name="P2">ou uma emoção violenta, que você tem a experiência de que você há e não de</text:p>
      <text:p text:style-name="P2">que você é. Isto porque quando digo “você é”, tenho que dizer o quê você é. O verbo</text:p>
      <text:p text:style-name="P2">ser transitiviza. Quando digo “isto é um microfone”, tenho que dizer “o que é</text:p>
      <text:p text:style-name="P2">um microfone”. Aí começo a falar e não termino mais, pois o microfone não</text:p>
      <text:p text:style-name="P2">tem condições de limitar o seu ser. Posso fazer uma grande descrição, mas não</text:p>
      <text:p text:style-name="P2">poderei dizer o ser do microfone. Era isto, aliás, que deixava Heidegger tão</text:p>
      <text:p text:style-name="P2">perplexo... Estou dizendo que há uma experiência radical sem conseqüência,</text:p>
      <text:p text:style-name="P2">discreta, interrompida a cada momento desse estar. O próprio Heidegger, antes</text:p>
      <text:p text:style-name="P2"/>
      <text:p text:style-name="P2">ainda de fazer o ser falar através do discurso do pensador, propôs um Dasein,</text:p>
      <text:p text:style-name="P2">que seria mais próximo do que estou chamando de IdioFormação. Taí – antes de</text:p>
      <text:p text:style-name="P2">mais nada, é a experiência do Taí. Mas o Taí dele, porque a língua alemã não tem</text:p>
      <text:p text:style-name="P2">a distinção que a riqueza da nossa permite – por exemplo: ser, estar, haver – e que</text:p>
      <text:p text:style-name="P2">pode nuançar os entendimentos, ele chamava de ser-aí, o Dasein. Mas é estar-aí.</text:p>
      <text:p text:style-name="P2">Em francês também o verbo être é tanto ser como estar e pode ter as conotações</text:p>
      <text:p text:style-name="P2">do português haver, que vem do habeo latino, mas, em nossa língua e no espanhol</text:p>
      <text:p text:style-name="P2">tem uma significação forte e muito diversa de ser, de estar, ou de ficar, etc.</text:p>
      <text:p text:style-name="P2">É simplesmente a experiência sobre a qual digo: isso há. Não preciso</text:p>
      <text:p text:style-name="P2">perguntar o que é isso que há, pois tenho esta experiência. Outra coisa é entrar</text:p>
      <text:p text:style-name="P2">no regime do simbólico, ou do Secundário da minha experiência fraseológica,</text:p>
      <text:p text:style-name="P2">lingüística, etc., e tentar explicar, para mim e para outros, do que se trata. Aí</text:p>
      <text:p text:style-name="P2">entro com o verbo do ser e começo a discorrer a respeito do que é isso que há,</text:p>
      <text:p text:style-name="P2">que me comove e me agride imediatamente, possa ser. É uma discorrência a</text:p>
      <text:p text:style-name="P2">respeito de todos os efeitos, de tudo que puder abordar sobre isso. Então, estamos</text:p>
      <text:p text:style-name="P2">aí entrando na ordem do que, no pensamento epistemológico, por exemplo, chama-</text:p>
      <text:p text:style-name="P2">se cunhe-ser – escrevam errado assim que vocês entenderão o que é o certo do</text:p>
      <text:p text:style-name="P2">verbo conhecer. Cunhe-ser é: discorrer sobre o ser daquilo que quero cunhar.</text:p>
      <text:p text:style-name="P2">Vamos tentar incluir isto que estou chamando de Haver e a experiência</text:p>
      <text:p text:style-name="P2">bruta desse Haver – e, pior, a experiência de que não consigo sair disso, não tem</text:p>
      <text:p text:style-name="P2">saída, só tem dentro, não tem fora: se houvesse um fora, justamente aquele que vivo</text:p>
      <text:p text:style-name="P2">desejando, seria não-Haver. É este o movimento da Pulsão, que Freud trouxe e que</text:p>
      <text:p text:style-name="P2">tomo como O conceito fundamental da Psicanálise. Todo nosso movimento é o</text:p>
      <text:p text:style-name="P2">movimento do que há e que – por uma maquininha especial que devemos ter no</text:p>
      <text:p text:style-name="P2">cerébro, ou sei lá onde – nos move para o desejado que seria o não-Haver. Só que o</text:p>
      <text:p text:style-name="P2">não-Haver, como A Morte, não há, não vai se apresentar nunca. Se admitimos que</text:p>
      <text:p text:style-name="P2">a maquininha funciona assim, quem é da espécie de uma IdioFormação, em qualquer</text:p>
      <text:p text:style-name="P2">lugar que apareça, há e deseja não-Haver: seu movimento é para não-Haver. Como</text:p>
      <text:p text:style-name="P2">não o encontra, não tem saída, mas tem a certeza, de que há, mesmo sem saber do</text:p>
      <text:p text:style-name="P2">que se trata, mesmo sem saber o que É esse Haver. Em algum lugar, talvez desde o</text:p>
      <text:p text:style-name="P2">nascimento, do feto ou da tenra infância, seja qual for o momento em que se apresente</text:p>
      <text:p text:style-name="P2"/>
      <text:p text:style-name="P2">como máquina possível de funcionamento, temos a experiência disso. Experiência</text:p>
      <text:p text:style-name="P2">esta que cobrimos com tantos processos recalcantes de nível primário e secundário,</text:p>
      <text:p text:style-name="P2">de nível do biótico, do simbólico, da cultura, etc., que nos esquecemos dela.</text:p>
      <text:p text:style-name="P2">A gente se esquece de que tem a possibilidade de recorrer a esta lembrança</text:p>
      <text:p text:style-name="P2">que certamente nos faria um pouco mais indiferenciados, ou seja, menos</text:p>
      <text:p text:style-name="P2">sintomatizados, diante das situações do Haver. A psicanálise é um dos projetos –</text:p>
      <text:p text:style-name="P2">pensamentos antigos também tentaram fazê-lo de mais de uma maneira, de modo</text:p>
      <text:p text:style-name="P2">místico, de tal ou qual exercício espiritual, etc. – que, de modo muito específico,</text:p>
      <text:p text:style-name="P2">contemporâneo, procura trazer o indivíduo a rememorar seu poder de referir-se à</text:p>
      <text:p text:style-name="P2">sua experiência de Haver sem não-Haver. Costumo dizer que partimos da certeza</text:p>
      <text:p text:style-name="P2"><text:soft-page-break/>desta experiência de Haver. O que ela nos dá? Hoje, por questões de perda dos</text:p>
      <text:p text:style-name="P2">fundamentos de vários pensamentos – sejam religiosos, filosóficos ou científicos –,</text:p>
      <text:p text:style-name="P2">o processo se desenvolve mas não encontramos fundamentos para assentar este</text:p>
      <text:p text:style-name="P2">desenvolvimento de uma vez por todas. Então, efetivamente, segundo me parece,</text:p>
      <text:p text:style-name="P2">está havendo um forte movimento de retrocesso para formações culturais anteriores,</text:p>
      <text:p text:style-name="P2">entre as quais uma recrudescência da fé sempre embutida em alguns aparelhos</text:p>
      <text:p text:style-name="P2">culturais – religiões, mitos, preconceitos ou racismos – que fazem as pessoas se</text:p>
      <text:p text:style-name="P2">segurarem durante suas vidas, pois lhes parece que não há horizonte pela frente.</text:p>
      <text:p text:style-name="P2">Ora, encontramos pessoas ligadas a processos religiosos ou outros</text:p>
      <text:p text:style-name="P2">tentando defender o conceito que fazem de fé e contrapondo a fé à razão. Esta</text:p>
      <text:p text:style-name="P2">contraposição é coisa velha na história da filosofia. Elas ficam em palpos de</text:p>
      <text:p text:style-name="P2">aranha ainda, como ficavam Santo Agostinho, São Tomás de Aquino e toda a</text:p>
      <text:p text:style-name="P2">seqüência filosófica que se interessa pelo tema. Ou separam radicalmente a fé</text:p>
      <text:p text:style-name="P2">da razão, como fazia Santo Agostinho – a fé ligada a Deus, ao pensamento</text:p>
      <text:p text:style-name="P2">religioso, e a razão a coisas do mundo –; ou, como São Tomás de Aquino,</text:p>
      <text:p text:style-name="P2">querem fazer com que as duas se respeitem. Segundo este último, não deve</text:p>
      <text:p text:style-name="P2">haver razão alguma decente sem estar referida a uma fé fundamental – em Deus,</text:p>
      <text:p text:style-name="P2">para ele – e não deve haver fé alguma que não possa ser trazida à luz pela razão.</text:p>
      <text:p text:style-name="P2">Temos, portanto, na história, esse, digamos assim, maneirismo gótico do chamado</text:p>
      <text:p text:style-name="P2">São Tomás, que tentava passar alelicamente – ou seja, mudando de uma para</text:p>
      <text:p text:style-name="P2">outra em sua posição – da fé para a razão e da razão para a fé.</text:p>
      <text:p text:style-name="P2"/>
      <text:p text:style-name="P2">Digo que a psicanálise que lhes apresento reformatada sob o conceito fun-</text:p>
      <text:p text:style-name="P2">damental de Pulsão pode pensar que é preciso retomar o entendimento da fé. Não</text:p>
      <text:p text:style-name="P2">pensem que estou me tornando beato ou carola, este não é meu campo de atuação.</text:p>
      <text:p text:style-name="P2">Meu campo de atuação é um pensamento que faz questão absoluta da presença da</text:p>
      <text:p text:style-name="P2">razão, mas que, justamente, quando vai refletir sobre a questão, descobre que as</text:p>
      <text:p text:style-name="P2">pessoas têm que ter alguma razão para ter fé. Se falam tanto dela, não pode ser à toa,</text:p>
      <text:p text:style-name="P2">não pode só ser maluquice. Notem, por exemplo, o entusiasmo com que estou falando</text:p>
      <text:p text:style-name="P2">aqui. Será que é por uma certeza de que sei? Não! Há alguma aposta em jogo, que é</text:p>
      <text:p text:style-name="P2">uma fé. Estou, então – até mais próximo de São Tomás de Aquino do que de certos</text:p>
      <text:p text:style-name="P2">pensamentos contemporâneos, sem no entanto cair em nenhum humanismo piegas –,</text:p>
      <text:p text:style-name="P2">dizendo que há um fundamento da fé, assim como há um fundamento da razão.</text:p>
      <text:p text:style-name="P2">Qual é o fundamento da fé? É que, sem pensarmos em conhecer no nível</text:p>
      <text:p text:style-name="P2">do Ser, no nível do desenvolvimento a respeito do que queiramos entender que seja</text:p>
      <text:p text:style-name="P2">algo, temos o nível do baque imediato do Haver, do reconhecimento da experiência</text:p>
      <text:p text:style-name="P2">de que há e de que não não-há. Este fundamento foi aproveitado das maneiras as</text:p>
      <text:p text:style-name="P2">mais diversas pela humanidade. As pessoas percebem isto em si e quando decaem</text:p>
      <text:p text:style-name="P2">para o nível explicativo, aí inventam filosofias, ciências, religiões, poesia, literatura</text:p>
      <text:p text:style-name="P2">falando da fé, como se ela fosse garantida por esse discurso. Não. A fé é que</text:p>
      <text:p text:style-name="P2">garante o que quer que venha depois. Ela apenas é a certeza que tenho de que sou</text:p>
      <text:p text:style-name="P2">eterno porque não comecei e não terminarei. Ou seja, jamais terei tido a experiência</text:p>
      <text:p text:style-name="P2">de começar e jamais terei a experiência de terminar – e isso me deixa o quê?</text:p>
      <text:p text:style-name="P2">Condenado ao Haver. E não há saída. No entanto, tem que haver com fé, se não,</text:p>
      <text:p text:style-name="P2">não há tensionamento do movimento libidinal. Ele está lá, mas quer imediatamente</text:p>
      <text:p text:style-name="P2">não-Haver. É o caso, por exemplo, na clínica psicanalítica, do que chamam de</text:p>
      <text:p text:style-name="P2">melancolia, que é a do indivíduo que quer porque quer passar ao não-Haver, que</text:p>
      <text:p text:style-name="P2">não há, mas ele não desiste e não entende que está condenado a Haver. E quando</text:p>
      <text:p text:style-name="P2">se há condenadamente, há que sustentar a fé, não porque se quer, mas porque a</text:p>
      <text:p text:style-name="P2">fé está em que se continua lá, reclamando da vida, choramingando, esperneando,</text:p>
      <text:p text:style-name="P2">mas continua. Mesmo o melancólico é um homem de fé.</text:p>
      <text:p text:style-name="P2">Talvez achem estranho eu estar colocando com veemência a diferença</text:p>
      <text:p text:style-name="P2"><text:soft-page-break/>entre Haver e Ser, e portanto a diferença entre fé e razão, na medida em que a</text:p>
      <text:p text:style-name="P2"/>
      <text:p text:style-name="P2">razão já é, com fé, trabalhar no nível do Ser, aproveitando a ordem simbólica</text:p>
      <text:p text:style-name="P2">para tentar dizer do que se trata nesse golpe de fé. Pode parecer estranho e novo</text:p>
      <text:p text:style-name="P2">falar disto, mas não é. O modo de colocar pode ser atual, mas os filósofos, não</text:p>
      <text:p text:style-name="P2">só Agostinho e Tomás de Aquino, já trataram muito dessa questão. Vocês se</text:p>
      <text:p text:style-name="P2">lembram de Jean-Paul Sartre, que tomou as mentes de todo mundo, até mesmo</text:p>
      <text:p text:style-name="P2">no Brasil, nas décadas de 50 e 60? Hoje, não se fala mais nele porque está meio</text:p>
      <text:p text:style-name="P2">desmoralizado em função de certo desespero do movimento existencialista. Mas</text:p>
      <text:p text:style-name="P2">Sartre trabalhava com uma língua que não tem o verbo Haver. Acho isto um</text:p>
      <text:p text:style-name="P2">grave defeito em sua obra, em vez de escrever em português ou espanhol. Como</text:p>
      <text:p text:style-name="P2">foi produzir em francês, onde o verbo é être, ficava tentando explicar que era</text:p>
      <text:p text:style-name="P2">possível algo para antes da reflexividade do sujeito, que chamava de cogito pré-</text:p>
      <text:p text:style-name="P2">reflexivo. Ele estava tentando explicar isso que – porque falo uma língua melhor</text:p>
      <text:p text:style-name="P2">– posso explicar como a experiência do Haver inarredável para antes de qualquer</text:p>
      <text:p text:style-name="P2">possibilidade de abordagem do tal ser que a filosofia quer desenvolver.</text:p>
      <text:p text:style-name="P2">Yo no creo en las brujas, pero que las hay, hay – não creio em bruxas, mas</text:p>
      <text:p text:style-name="P2">que existem, existem. Todo sabem disto, mas esta tradução é ruim. Melhor é dizer:</text:p>
      <text:p text:style-name="P2">...que há bruxas, há. Não tenham a menor dúvida disto. Cuidado com elas! E há</text:p>
      <text:p text:style-name="P2">bruxas para bem ou para mal. Há bruxas deliciosas... Vejam, por exemplo, o que</text:p>
      <text:p text:style-name="P2">vai numa frase como essa, que fica bem em espanhol e em português. Isto vai</text:p>
      <text:p text:style-name="P2">coincidir com o que chamo de Princípio de Denegação. O verbo haver de que estou</text:p>
      <text:p text:style-name="P2">falando, quando invade a multifariedade das aparições, dos surgimentos do Haver,</text:p>
      <text:p text:style-name="P2">nos dá uma tal noção de presença, de golpe, de encontro, que podemos nos dar conta</text:p>
      <text:p text:style-name="P2">de que Há, mesmo fora do regime dado, do espontâneo, disso que chamamos de</text:p>
      <text:p text:style-name="P2">natural. Uma coisa dita, pouco importando o que foi dito, o que está escrito ou o que</text:p>
      <text:p text:style-name="P2">o poeta declarou, aquilo Há. E nós, agora, no nível do ser, só podemos perguntar: “–</text:p>
      <text:p text:style-name="P2">Em que nível Há isso?” Há no nível simbólico, no nível secundário, mas Há, pura e</text:p>
      <text:p text:style-name="P2">simplesmente, e isso me afeta concretamente, de qualquer modo.</text:p>
      <text:p text:style-name="P2">Então, por exemplo, tentando a semiótica do impossível, não adianta</text:p>
      <text:p text:style-name="P2">dizer que não há unicórnio. Há, sim, pois vi o desenho, e ele tem até um nome.</text:p>
      <text:p text:style-name="P2">Não o procurem na floresta, pois lá não está. Ele não é um habitante desse lugar.</text:p>
      <text:p text:style-name="P2">Ele é habitante do lugar dos seres imaginários, como os chamava e desenhava</text:p>
      <text:p text:style-name="P2"/>
      <text:p text:style-name="P2">Borges. Concreto, no nível de seu desenho, do poema, da escrita, das falas que</text:p>
      <text:p text:style-name="P2">fizeram a seu respeito, do nome que lhe deram, é claro que há unicórnio, mas não</text:p>
      <text:p text:style-name="P2">o procurem no lugar errado. O lugar errado seria a suposição de que ele está dado</text:p>
      <text:p text:style-name="P2">como animal biológico com só um chifre. Mas como estamos vivendo uma época</text:p>
      <text:p text:style-name="P2">muito interessante em função do domínio, do manejo que estamos tendo do simbólico</text:p>
      <text:p text:style-name="P2">como capaz de intervir no mundo concreto – que chamo Primário: os corpos, as</text:p>
      <text:p text:style-name="P2">pedras, etc. –, daqui a pouco um cientista, que costumamos dizer que é maluco só</text:p>
      <text:p text:style-name="P2">porque temos medo dele, vai para o laboratório e produz um unicórnio de verdade,</text:p>
      <text:p text:style-name="P2">quer dizer, aqui no caso, biológico. Não deve ser muito difícil. Clona-se um bicho</text:p>
      <text:p text:style-name="P2">daqui, outro dali, e aí está o unicórnio que disseram que não havia. Essa é a</text:p>
      <text:p text:style-name="P2">maluquice, a loucura da espécie humana por causa dessa fé que, na verdade, não</text:p>
      <text:p text:style-name="P2">é senão o reconhecimento de que não pode escapar do Haver e de que o Haver aí</text:p>
      <text:p text:style-name="P2">está e não tem saída. É esta a fé que nos mantém no movimento de desejação,</text:p>
      <text:p text:style-name="P2">digamos assim, para sempre, sofrendo todos os percalços: neurose, psicose, mor-</text:p>
      <text:p text:style-name="P2">fose, loucuras enfim, mas sempre na mesma linha reconhecendo esse Haver.</text:p>
      <text:p text:style-name="P2">Mas temos que colocar que, se essas duas coisas são distintas e se há</text:p>
      <text:p text:style-name="P2">um impacto imediato de quem está em mundo, para reconhecimento da impos-</text:p>
      <text:p text:style-name="P2">sibilidade de evasão e, portanto, do tom de fé de que estou falando, para se</text:p>
      <text:p text:style-name="P2"><text:soft-page-break/>desprender do tal simbólico e passar para a região do ser em busca, por exemplo,</text:p>
      <text:p text:style-name="P2">de cunhe-ser esse mundo, isto não é tão primeiro assim. Se digo que há a expe-</text:p>
      <text:p text:style-name="P2">riência inicial de golpe de fé, estou dizendo não só que a fé vem antes como</text:p>
      <text:p text:style-name="P2">ela é hierarquicamente anterior e superior à razão. Vocês podem pensar que,</text:p>
      <text:p text:style-name="P2">ao dizer isto, endoidei, voltei para a Idade Média, mas não vejo motivo para não</text:p>
      <text:p text:style-name="P2">poder pensar que a fé se fundamenta em si mesma, na certeza, da IdioFormação,</text:p>
      <text:p text:style-name="P2">de Haver. Por isso, podemos nos baquear, sofrer algumas violências, mas nos</text:p>
      <text:p text:style-name="P2">levantamos de novo e continuamos de algum modo no interesse da continuação</text:p>
      <text:p text:style-name="P2">da nossa fé que não larga do nosso pé. É claro que, passando ao regime da</text:p>
      <text:p text:style-name="P2">razão, do cunhe-ser, etc., nada faríamos – uma letra, um tratado, um pensamento</text:p>
      <text:p text:style-name="P2">filosófico – sem ter fé naquilo, isto é, sem botar fé naquilo, ou seja, sem aplicar</text:p>
      <text:p text:style-name="P2">nossa fé, que é absolutamente sem conteúdo, naquele conteúdo ali. É disso que</text:p>
      <text:p text:style-name="P2">estava falando quando disse “botaram fé em mim”, logo eu existo... Mas também</text:p>
      <text:p text:style-name="P2"/>
      <text:p text:style-name="P2">só existo porque antes ainda de botarem fé em mim, porque me notaram, eu</text:p>
      <text:p text:style-name="P2">não abandonei a minha fé, ou melhor, não fui abandonado por ela.</text:p>
      <text:p text:style-name="P2">É isso que há, e de que não podemos abrir mão porque não vai embora,</text:p>
      <text:p text:style-name="P2">que é aproveitado – talvez nem por maldade, talvez até por ignorância, ingenuidade,</text:p>
      <text:p text:style-name="P2">precariedade – por diversos pensamentos que querem se dizer os proprietários da</text:p>
      <text:p text:style-name="P2">razão. Todos temos fé e devemos ter cada vez mais fé, entretanto, minha fé não</text:p>
      <text:p text:style-name="P2">garante que meu processo do ser, do cunhe-ser, seja aquele no qual todos necessa-</text:p>
      <text:p text:style-name="P2">riamente devam ter fé porque ele tem toda a razão. Isto não é verdade nem para o</text:p>
      <text:p text:style-name="P2">meu esforço, nem para o esforço do medieval, nem para o esforço da filosofia</text:p>
      <text:p text:style-name="P2">contemporânea. O que estou tentando mostrar é que todas as fés que se exprimem</text:p>
      <text:p text:style-name="P2">segundo a sintomática particular de algum cunhe-ser, todas elas têm fundamento</text:p>
      <text:p text:style-name="P2">no lugar de certeza da IdioFormação, que não é certeza do sujeito ou certeza da</text:p>
      <text:p text:style-name="P2">verdade absoluta de um discurso que fale de algum ser porque tem fé. Estou lhes</text:p>
      <text:p text:style-name="P2">dizendo, sim, que a razão, o conhecimento discursivo não se desenvolve – isto é,</text:p>
      <text:p text:style-name="P2">não se explica – sem a certeza fundamental da fé radical da IdioFormação. Chamo,</text:p>
      <text:p text:style-name="P2">aliás, de fé modal aquilo que, diante do horror de Haver sem saída, diante da fé</text:p>
      <text:p text:style-name="P2">que pode aplicar, alguém forjou como um discurso explicativo desse fundamento.</text:p>
      <text:p text:style-name="P2">Por exemplo, se perguntarem se acredito em minha teoria, responderei que acredito.</text:p>
      <text:p text:style-name="P2">Mas só acredito e ponho fé na aposta de que ela vale. Não pensem que eu acredite</text:p>
      <text:p text:style-name="P2">que ela é A Verdade, pois não sou doido, ou suponho que não sou. Existem</text:p>
      <text:p text:style-name="P2">muitas maneiras de pensar. Como alguns já apostam comigo que o que tenho</text:p>
      <text:p text:style-name="P2">trazido é um bom argumento para a futurização do mundo, posso dizer que não</text:p>
      <text:p text:style-name="P2">sou maluco sozinho.</text:p>
      <text:p text:style-name="P2">O fato de ter fé não põe isto na mão de algum ser superior. Muito menos Ser</text:p>
      <text:p text:style-name="P2">e muito menos um Haver superior que possamos chamar de Deus em qualquer</text:p>
      <text:p text:style-name="P2">religião ou mitologia que determine quem tem a fé certa. Toda fé é certa – o que</text:p>
      <text:p text:style-name="P2">não é certo é sua aplicação. Para quem? Para aquele que se deu mal com a fé que</text:p>
      <text:p text:style-name="P2">teve. E mesmo quando se dá mal, não sabemos se o dar-se mal é se dar bem num</text:p>
      <text:p text:style-name="P2">regime outro. Portanto, tenhamos cuidado. A Fé de que estou falando como</text:p>
      <text:p text:style-name="P2">fundamento de qualquer fé é hierarquicamente anterior e superior à razão. Isto</text:p>
      <text:p text:style-name="P2">na medida em que a fé pode subsistir sem a razão. Podemos trocar de razão, mudar</text:p>
      <text:p text:style-name="P2"/>
      <text:p text:style-name="P2">de filosofia, de opinião teórica, no mesmo regime da fé. Mas a razão, esta não vive</text:p>
      <text:p text:style-name="P2">sem fé. Ela nada tem para dizer se não tiver o jogo da insistência libidinal do Haver</text:p>
      <text:p text:style-name="P2">em sua havência sem não-Haver. Esta é a fé que se porta – ou se é portado por ela.</text:p>
      <text:p text:style-name="P2">Se quisermos certas comparações, podemos retomar a disputa do começo</text:p>
      <text:p text:style-name="P2">pré-socrático da filosofia. Não sei se a disputa era entre eles, mas há uma briga</text:p>
      <text:p text:style-name="P2">dos professores na Universidade quanto às posições de Parmênides e Heráclito.</text:p>
      <text:p text:style-name="P2"><text:soft-page-break/>Parmênides insistia no Um porque reconhecia que, antes de qualquer desenvol-</text:p>
      <text:p text:style-name="P2">vimento, havia a fé de Haver. Depois de conseguido o Um, esse golpe discreto do</text:p>
      <text:p text:style-name="P2">reconhecimento de Haver, pode-se discorrer. Mas tudo se reporta ao entendimento</text:p>
      <text:p text:style-name="P2">da experiência do Um de Haver. De outro lado, Heráclito, embora poeticamente</text:p>
      <text:p text:style-name="P2">com a mesma força, parece que estava mais interessado em entender o desenvol-</text:p>
      <text:p text:style-name="P2">vimento discursivo a respeito do que há. É claro que quando se referia à discursividade</text:p>
      <text:p text:style-name="P2">possível dentro do Haver, tinha que ser múltiplo, fractário, em devir, etc. São, portanto,</text:p>
      <text:p text:style-name="P2">duas experiências radicalmente diferentes e de níveis radicalmente diversos. Se me</text:p>
      <text:p text:style-name="P2">reporto ao reconhecimento – fé – do movimento discreto de impacto do Haver, tenho</text:p>
      <text:p text:style-name="P2">tendência a parar no Um. Mas quando me reporto ao movimento discursivo,</text:p>
      <text:p text:style-name="P2">explicativo da verbiagem do Ser, vejo que a coisa não tem fim, e é multifária. As</text:p>
      <text:p text:style-name="P2">duas premissas são válidas, corretas e verdadeiras, sendo que uma é de um nível e</text:p>
      <text:p text:style-name="P2">outra de outro. Por isso, digo que a do primeiro nível é hierarquicamente superior à</text:p>
      <text:p text:style-name="P2">do segundo. Ou seja, Heráclito sem Parmênides não há. Isto porque sem a fé de</text:p>
      <text:p text:style-name="P2">Heráclito como poderia ele fazer seu poema? E Parmênides dizia primeiro reco-</text:p>
      <text:p text:style-name="P2">nhecer esse ato de fé e que, depois, a gente conversa...</text:p>
      <text:p text:style-name="P2">Quando disse, e continuo repetindo já há algum tempo, que o estatuto do</text:p>
      <text:p text:style-name="P2">pensamento inconsciente – e não é preciso mais chamar de inconsciente –, ou</text:p>
      <text:p text:style-name="P2">melhor, que o estatuto do pensamento é místico, as pessoas acharam também</text:p>
      <text:p text:style-name="P2">que eu iria virar beato ou ser carola. Não vou. Pelo menos, não pretendo. Quando</text:p>
      <text:p text:style-name="P2">digo que esse estatuto é místico – e digo mesmo que o estatuto da psicanálise é</text:p>
      <text:p text:style-name="P2">místico –, estou sustentando a mesma pergunta de um Leibniz, repetida num</text:p>
      <text:p text:style-name="P2">Heidegger, que ficava sofrendo demais porque, talvez, sua língua não ajudasse.</text:p>
      <text:p text:style-name="P2">Os sintomas ao mesmo tempo que nos ajudam a desenvolver, atrapalham a nossa</text:p>
      <text:p text:style-name="P2">vida. Eles não usavam diretamente o latim, ou uma língua neo-latina ibérica ou</text:p>
      <text:p text:style-name="P2"/>
      <text:p text:style-name="P2">parecida. Era um, mais antigo, como o outro, mais recente, falando alemão, que</text:p>
      <text:p text:style-name="P2">supõem ser a única língua em que se pode pensar. Imaginem vocês como conse-</text:p>
      <text:p text:style-name="P2">guiriam pensar sem o verbo Haver.... Não conseguiram muito bem e ficavam se</text:p>
      <text:p text:style-name="P2">perguntando desesperados: por que há o Haver e não o não-Haver? Eles diziam</text:p>
      <text:p text:style-name="P2">Sein – por que há o Ser e não antes o não-Ser? –, mas a tradução correta é: por</text:p>
      <text:p text:style-name="P2">que há e não não-há? Ficam, então, querendo responder ao por quê, o que é do regime</text:p>
      <text:p text:style-name="P2">do ser, do conhecimento. Eles querem cunhe-ser, mas não é isto a frase denegatória de</text:p>
      <text:p text:style-name="P2">quem efetivamente já reconheceu o argumento do Haver inarredável? Ou seja, se estão</text:p>
      <text:p text:style-name="P2">desesperados perguntando por que há o Haver e não antes o não-Haver é porque já</text:p>
      <text:p text:style-name="P2">levaram a trolha, como se diz vulgarmente, já receberam o golpe do Haver, e não têm</text:p>
      <text:p text:style-name="P2">saída disso. Podemos, portanto, tomar essas declarações de filósofos desse naipe como</text:p>
      <text:p text:style-name="P2">sendo um absoluto reconhecimento do que acabei de dizer.</text:p>
      <text:p text:style-name="P2">Se a Pulsão é de Morte e a Morte não há, a pergunta deles, em última instância,</text:p>
      <text:p text:style-name="P2">está denotando mesmo o que chamo ALEI: há desejo de não-Haver, ou melhor: Haver</text:p>
      <text:p text:style-name="P2">desejo de não-Haver, melhor ainda: Haver quer não-Haver. Só que não-Haver não</text:p>
      <text:p text:style-name="P2">há. E isto deixa as pessoas desesperadas escrevendo grossos volumes de filosofia</text:p>
      <text:p text:style-name="P2">desenvolvendo toda sua vida no regime do ser, do cunhe-ser, para tentar explicar sua</text:p>
      <text:p text:style-name="P2">experiência terrível do regime do Haver. Não explicarão jamais. Não há explicação</text:p>
      <text:p text:style-name="P2">nesse registro para algo que é de outro registro, mas que é o que nos garante o desen-</text:p>
      <text:p text:style-name="P2">volvimento do registro deste lado de cá, que é onde habitamos sem saída. Por isso,</text:p>
      <text:p text:style-name="P2">quando coloquei que ALEI é Haver desejo de não-Haver, disse – como brincadeira,</text:p>
      <text:p text:style-name="P2">pois ele merece todo respeito – de Heidegger que ele estava falando bobagem ao se</text:p>
      <text:p text:style-name="P2">perguntar “por que há o Haver e não o não-Haver?”, pois está na cara que não-Haver</text:p>
      <text:p text:style-name="P2">não há porque, como o nome já está dizendo, o não-Haver, não há. Era uma brincadeira</text:p>
      <text:p text:style-name="P2">com a área filosófica, um golpe interventivo, se quiserem, de lembrar como se passa de</text:p>
      <text:p text:style-name="P2">um regime para o outro e se quer explicar com o regime do conhecimento a condenação</text:p>
      <text:p text:style-name="P2"><text:soft-page-break/>reconhecida para sempre, eterna, de que não vai haver explicação num registro que não</text:p>
      <text:p text:style-name="P2">é o seu. Não é disso que o conhecimento trata.</text:p>
      <text:p text:style-name="P2">O conhecimento pode, no máximo, fazer a falação mais ou menos idiota</text:p>
      <text:p text:style-name="P2">– no sentido etimológico deste termo –, como estou fazendo aqui, e outras, a</text:p>
      <text:p text:style-name="P2">respeito de procurar cercar com algum entendimento essa experiência. Mas não</text:p>
      <text:p text:style-name="P2"/>
      <text:p text:style-name="P2">de supor que possa reduzir a fé, eliminá-la, e muito menos ainda concebê-la</text:p>
      <text:p text:style-name="P2">como redutível a alguma organização de conhecimento, seja qual for, discursável</text:p>
      <text:p text:style-name="P2">em qualquer língua, em qualquer modalidade de organização de discurso como,</text:p>
      <text:p text:style-name="P2">por exemplo, a modalidade religiosa. O que está errado é o procedimento de</text:p>
      <text:p text:style-name="P2">denegar a fé, seja querendo dizer como ela se explica – o que é diferente de dizer</text:p>
      <text:p text:style-name="P2">como a reconhecemos – ou, pior ainda, talvez nos lançando neste momento em</text:p>
      <text:p text:style-name="P2">que estamos, de crise do pensamento, de falta de fundamento, sem termos em que</text:p>
      <text:p text:style-name="P2">nos segurar. Isto porque ficamos durante longo tempo apaixonados pelo movi-</text:p>
      <text:p text:style-name="P2">mento da própria razão, do próprio entendimento linguageiro do mundo e das</text:p>
      <text:p text:style-name="P2">coisas do mundo como conhecimento. Esses pensadores simplesmente quiseram</text:p>
      <text:p text:style-name="P2">eliminar qualquer referência à fé colocando-a como coisa das igrejas, dos religiosos,</text:p>
      <text:p text:style-name="P2">dos teólogos. Mas não, é, ao contrário, uma teologia que garante no Deus que</text:p>
      <text:p text:style-name="P2">inventa algum procedimento de fé. Ela é que é dependente do reconhecimento da</text:p>
      <text:p text:style-name="P2">experiência de Haver como fé. E, talvez, o que precisemos neste momento de</text:p>
      <text:p text:style-name="P2">entrada de Novo Século seja reconhecer que não dá para abrir mão da fé e tam-</text:p>
      <text:p text:style-name="P2">pouco pensar que ela está definitivamente comprada por algum discurso presente.</text:p>
      <text:p text:style-name="P2">Ficarei por aqui hoje. Abri a questão e, se quiserem pensar comigo,</text:p>
      <text:p text:style-name="P2">ficarei contente.</text:p>
      <text:p text:style-name="P2">, Pergunta – Quanto à sua última frase, “a fé não está comprada pelo discurso</text:p>
      <text:p text:style-name="P2">presente”, pergunto se a fé expressa necessariamente um tipo de vinculação</text:p>
      <text:p text:style-name="P2">alta ou está espraida pelos três níveis de vinculação?</text:p>
      <text:p text:style-name="P2">Como fundamento, como condenação reconhecida, é de um nível mais alto.</text:p>
      <text:p text:style-name="P2">A perplexidade daqueles que não conseguem imediatamente reconhecer isto os lança</text:p>
      <text:p text:style-name="P2">na tentativa de explicação, de conhecimento. Então, ela vai para os mais diversos</text:p>
      <text:p text:style-name="P2">níveis. Cada um vai conseguir produzir um grau de explicação no nível que pode.</text:p>
      <text:p text:style-name="P2">, P – A fé cega?</text:p>
      <text:p text:style-name="P2">Sim. A fé é cega. É só fé. Não é fé em nada. Só pode ser cega. Quando</text:p>
      <text:p text:style-name="P2">começa a querer enxergar, já convidou a razão.</text:p>
      <text:p text:style-name="P2"/>
      <text:p text:style-name="P2"><text:span text:style-name="T1">CAPITULO </text:span>13.</text:p>
      <text:p text:style-name="P2">A RAZÃO E A FÉ (cont.).</text:p>
      <text:p text:style-name="P2"/>
      <text:p text:style-name="P2">O falatório anterior foi realizado na Universidade Federal de Santa Maria,</text:p>
      <text:p text:style-name="P2">no Rio Grande do Sul. Retomarei aqui alguns elementos básicos do que situei lá.</text:p>
      <text:p text:style-name="P2">Talvez estranhem um pouco eu ter enveredado por este caminho, mas</text:p>
      <text:p text:style-name="P2">não há razão para tanto. O âmbito geral no que diz respeito, ou pensa que diz</text:p>
      <text:p text:style-name="P2">respeito, à psicanálise, no Brasil como na “capital”, está enveredando por cami-</text:p>
      <text:p text:style-name="P2">nhos perigosos. Sabemos que está todo mundo perdido. Tocando outra vez na</text:p>
      <text:p text:style-name="P2">velha baboseira, o reconhecimento da impossibilidade de sustentação, por qual-</text:p>
      <text:p text:style-name="P2">quer veleidade de universal, para fundamentos de pensamento contemporâneo,</text:p>
      <text:p text:style-name="P2">tem criado sérios problemas para os campos ditos pensantes da filosofia, da</text:p>
      <text:p text:style-name="P2">política, das ciências duras ou moles, e subseqüentemente também para a psi-</text:p>
      <text:p text:style-name="P2">canálise. Embora esta, por não ter sido historicizada do mesmo modo que foram</text:p>
      <text:p text:style-name="P2">os outros, não dependa muito, do lado interno, de fundamentação desse nível. Ela</text:p>
      <text:p text:style-name="P2">criou seus próprios assentamentos e se desenvolveu sobre eles, o que não impede</text:p>
      <text:p text:style-name="P2">que, tanto do ponto de vista político como da eficácia clínica, sua efetividade seja</text:p>
      <text:p text:style-name="P2"><text:soft-page-break/>questionada de fora quanto à eventual bobice de sua existência como qualquer</text:p>
      <text:p text:style-name="P2">outro pensamento está sendo questionado. Mas as pessoas estão perdidas demais</text:p>
      <text:p text:style-name="P2">da conta, sobretudo no que diz respeito às ciências chamadas humanas.</text:p>
      <text:p text:style-name="P2">O pessoal das ciências duras sempre acaba conseguindo certa presença</text:p>
      <text:p text:style-name="P2">eficaz na transposição dos conhecimentos obtidos para a tecnologia, que de-</text:p>
      <text:p text:style-name="P2">monstra, com aparência primária, sua existência. Ela invade o Primário e realiza</text:p>
      <text:p text:style-name="P2">coisas. O que não quer dizer que terapias da ordem da psicanálise também não</text:p>
      <text:p text:style-name="P2"/>
      <text:p text:style-name="P2">consigam seus efeitos, mas indemonstráveis para aquele que não está metido no</text:p>
      <text:p text:style-name="P2">bojo mesmo da funcionalidade do que chamamos transferência e das intervenções</text:p>
      <text:p text:style-name="P2">ligadas a ela. Quem não está metido nesse âmbito, não tem como demonstrar</text:p>
      <text:p text:style-name="P2">credibilidade para o funcionamento desse tipo de discurso. Acredita quem quiser,</text:p>
      <text:p text:style-name="P2">como se pode acreditar em Papai Noel, em Horóscopo, em Runas... Por isso</text:p>
      <text:p text:style-name="P2">está essa confusão na face do planeta. É claro que a aplicação de credibilidade,</text:p>
      <text:p text:style-name="P2">levada um pouco mais a sério a observação do campo, difere bastante em favor</text:p>
      <text:p text:style-name="P2">da psicanálise. Isto porque é um corpus teórico de longa data, mais ou menos</text:p>
      <text:p text:style-name="P2">estabelecido. É claro também que não é de se confundir corpus teórico com o</text:p>
      <text:p text:style-name="P2">que não passa de anedotário secundariamente (em todos os sentidos) produzido</text:p>
      <text:p text:style-name="P2">sobre alguns artefatos de base que tentam garantir um mínimo de racionalidade</text:p>
      <text:p text:style-name="P2">do processo. Mas, na verdade, no planeta inteiro, vê-se pouco alguma tentativa</text:p>
      <text:p text:style-name="P2">de sustentação de vigor do vetor histórico da psicanálise. E mesmo de rigor a</text:p>
      <text:p text:style-name="P2">partir de elementos de base que possam ser defensáveis como (se não universais,</text:p>
      <text:p text:style-name="P2">pelo menos) universalizantes, com tendência a buscar sua razão universal.</text:p>
      <text:p text:style-name="P2">De fato, grande parte finge que não está vendo o que está acontecendo</text:p>
      <text:p text:style-name="P2">e continua repetindo a baboseira porque o mercado ainda sustenta essa gente.</text:p>
      <text:p text:style-name="P2">Enquanto o mercado sustentar, tanto faz repetir a razão horoscopista como a</text:p>
      <text:p text:style-name="P2">razão das runas, ou da psicanálise. A razão cínica do processo é: em havendo</text:p>
      <text:p text:style-name="P2">mercado, tudo bem, existimos. Mas, do ponto de vista de um mínimo reconheci-</text:p>
      <text:p text:style-name="P2">mento por parte daqueles que estão no processo de reflexão, haver mercado só</text:p>
      <text:p text:style-name="P2">garante que há mercado. Há gosto para tudo. Em havendo gosto para tudo, e</text:p>
      <text:p text:style-name="P2">certa área do funcionamento do mundo estando ainda apegada a determinadas</text:p>
      <text:p text:style-name="P2">formações, há mercado para nós como há para os bispos das igrejas recém</text:p>
      <text:p text:style-name="P2">fundadas em cima do evangelismo. Isto só quer dizer que algumas pessoas que</text:p>
      <text:p text:style-name="P2">têm acesso a esse mercado conseguem ganhar din-din para gastar na boa vida.</text:p>
      <text:p text:style-name="P2">Esse argumento, de ordem cínica, não nos interessa e não nos ajuda a compreender</text:p>
      <text:p text:style-name="P2">da permanência ou não dessa coisa chamada psicanálise. Como disse, pouquíssi-</text:p>
      <text:p text:style-name="P2">ma gente talvez esteja ainda insistindo nisso, acho que sou um deles. Não adianta</text:p>
      <text:p text:style-name="P2">bater na tecla do pregresso, por mais sérias que sejam as produções de um Lacan,</text:p>
      <text:p text:style-name="P2">de Freud e de outros no intermédio, porque não tem sustentação melhor do que a</text:p>
      <text:p text:style-name="P2"/>
      <text:p text:style-name="P2">tentativa de reposição conceitual no sentido de procurar oferecer algum caminho</text:p>
      <text:p text:style-name="P2">minimamente com vetorização para algo de universalizante. Aquelas produções</text:p>
      <text:p text:style-name="P2">já foram deglutidas, e de maneira reles. A duração do cenário lacaniano foi pequena</text:p>
      <text:p text:style-name="P2">porque logo-logo se dissolveu no âmbito mesmo da dissolução do aparelho em</text:p>
      <text:p text:style-name="P2">que se garantia, que é a vocação estruturalista de certo momento.</text:p>
      <text:p text:style-name="P2">Por não devermos ser estruturalistas, não pensem que não existem es-</text:p>
      <text:p text:style-name="P2">truturas. Não vamos jogar a criança junto com a água. Já recebi pergunta do</text:p>
      <text:p text:style-name="P2">tipo: como você rompe com o estruturalismo, reconhece, junto com aqueles que</text:p>
      <text:p text:style-name="P2">o criticam, que ele não tem mais condições de sobrevivência, e continua falando</text:p>
      <text:p text:style-name="P2">de maneira que é a apresentação de uma estrutura? É sim, e não é um estrutura-</text:p>
      <text:p text:style-name="P2">lismo, que seria reduzir toda razão à ordem estrutural. No caso de Lacan, tomada</text:p>
      <text:p text:style-name="P2">de empréstimo a ordens discursivas das ciências ditas humanas, da lingüística,</text:p>
      <text:p text:style-name="P2"><text:soft-page-break/>da antropologia lévistrausseana, etc., e trazida com certas adaptações que se</text:p>
      <text:p text:style-name="P2">quiseram convincentes, mas que já não convencem ninguém. Isto não impede</text:p>
      <text:p text:style-name="P2">que se reconheça, ou se creia, que há estruturas e que se pense como tratá-las.</text:p>
      <text:p text:style-name="P2">O aparelho que inventei é uma chavezinha, uma bobagenzinha, para abrir discur-</text:p>
      <text:p text:style-name="P2">sividade. Como sabem, ele está baseado na idéia que considero mais contundente,</text:p>
      <text:p text:style-name="P2">centralizante, importante, do aparelho freudiano que é o conceito de Pulsão, e</text:p>
      <text:p text:style-name="P2">com repercussões em várias áreas das ciências duras, em física sobretudo. Isto</text:p>
      <text:p text:style-name="P2">não quer dizer que o aparelho esteja garantido por algum discurso universal da</text:p>
      <text:p text:style-name="P2">prova da existência desse Deus. Mas é a conjetura que me parece mais próxima</text:p>
      <text:p text:style-name="P2">historicamente da psicanálise e que, se não se pode demonstrar na sua efetividade</text:p>
      <text:p text:style-name="P2">universalizante, também não pode ser negada. Não há a menor condição de</text:p>
      <text:p text:style-name="P2">alguém dizer que não funciona assim. Então, historicamente, na psicanálise, e</text:p>
      <text:p text:style-name="P2">em função de outros discursos, há a escolha, a opção, por um aparelho teórico,</text:p>
      <text:p text:style-name="P2">uma pequena chave, uma clave de pensamento, que supõe e faz a postulação de</text:p>
      <text:p text:style-name="P2">que a estrutura mínima é o conceito de Pulsão. É com esta clave que vamos</text:p>
      <text:p text:style-name="P2">produzir toda nossa música. Para mim, ela tem sido promissora, tem ajudado</text:p>
      <text:p text:style-name="P2">bastante. Ajuda a pensar criticamente as formações sintomáticas que estão explo-</text:p>
      <text:p text:style-name="P2">dindo no mundo. Sobretudo, aquelas que se exprimem com o nome de psicanálise.</text:p>
      <text:p text:style-name="P2">E também me parece funcionar como ferramenta clínica.</text:p>
      <text:p text:style-name="P2"/>
      <text:p text:style-name="P2">Como dizia no começo, as pessoas podem ter estranhado eu ter ido</text:p>
      <text:p text:style-name="P2">fazer um falatório em Santa Maria, numa ocasião solene, e ter proposto como</text:p>
      <text:p text:style-name="P2">tema do momento A Razão e a Fé. Lá, pelo menos por duas vezes, avisei que</text:p>
      <text:p text:style-name="P2">não supusessem que eu estava virando carola ou beato. Tratava-se justamente</text:p>
      <text:p text:style-name="P2">de conseguir articular algo que pudesse dar conta, o mais abstratamente possível,</text:p>
      <text:p text:style-name="P2">do horror que está acontecendo em nosso momento. O horror retrogressivo de</text:p>
      <text:p text:style-name="P2">crendices religiosas as mais estapafúrdias, mesmo com a pintura de rosto</text:p>
      <text:p text:style-name="P2">assemelhada à idéia de cristianismo. É o Terceiro Império em falência fazendo</text:p>
      <text:p text:style-name="P2">tremendos movimentos de agonística para sobreviver e resultando na massa de</text:p>
      <text:p text:style-name="P2">fanáticos que vemos hoje. É um fanatismo do Jesus. Não tem Cristo. Mas essa</text:p>
      <text:p text:style-name="P2">coisa terrível aí não pode ser sem justificação, não acontece de graça. Se acon-</text:p>
      <text:p text:style-name="P2">tece, há que ter alguma justificativa. E se meu aparelho não explicar, não explicará</text:p>
      <text:p text:style-name="P2">nada. Há que explicar isso também. Por isso, falei de razão e fé tentando situar</text:p>
      <text:p text:style-name="P2">nessa clave os dois termos e por que funciona assim.</text:p>
      <text:p text:style-name="P2"/>
      <text:p text:style-name="P1">(olhar desenho no livro…) <text:span text:style-name="T1">na pagina 267.</text:span></text:p>
      <text:p text:style-name="P2"/>
      <text:p text:style-name="P2">Eis nosso Revirão representando o que há, o Haver (A); o não-Haver</text:p>
      <text:p text:style-name="P2">(Ã), que não há, como exigência da razão catóptrica do Haver em Revirão, em</text:p>
      <text:p text:style-name="P2">última instância de catoptria; e o que coloquei como base de pensamento, que</text:p>
      <text:p text:style-name="P2">chamo ALEI, que diz: Haver desejo de não-Haver. Faço um parêntese para</text:p>
      <text:p text:style-name="P2">repetir que não é um aparelho juridicista como o de Lacan, que vai no nível do</text:p>
      <text:p text:style-name="P2">Secundário – que ele chama de simbólico – e lança mão da chicana do sujeito</text:p>
      <text:p text:style-name="P2">com o Outro, de nível historicamente jurídico, para nomear do modo que nomeia.</text:p>
      <text:p text:style-name="P2"/>
      <text:p text:style-name="P2">Em meu caso, faz-se o risco de supor que, em co-naturalidade, ou melhor, em</text:p>
      <text:p text:style-name="P2">co-artificialidade, com o que há a coisa funciona, é, assim. Por isso, é um risco</text:p>
      <text:p text:style-name="P2">maior do que o de Lacan. No momento, isso tem várias apojaturas em registros</text:p>
      <text:p text:style-name="P2">de outros discursos contemporâneos. Então, a Lei aqui está brutalmente inse-</text:p>
      <text:p text:style-name="P2">rida na realidade e nada tem a ver com o conceito de lei em Lacan.</text:p>
      <text:p text:style-name="P2">Em meu Seminário de 96, “Psychopathia Sexualis”, falei da Hipótese</text:p>
      <text:p text:style-name="P2">Deus, o que deixou algumas pessoas perplexas. Disse que, se há o lugar de</text:p>
      <text:p text:style-name="P2"><text:soft-page-break/>exasperação constitutivo, estrutural da nossa espécie, e que suponho ser</text:p>
      <text:p text:style-name="P2">correlativamente à estrutura do Haver, se há este lugar, que notei no desenho</text:p>
      <text:p text:style-name="P2">com a letra G, de Gnoma, explica-se que, em qualquer emergência da história</text:p>
      <text:p text:style-name="P2">desta nossa espécie de IdioFormações – e, quero supor, mesmo de outras espécies</text:p>
      <text:p text:style-name="P2">de IdioFormações que eventualmente existam por aí e que venhamos algum dia</text:p>
      <text:p text:style-name="P2">a conhecer –, uma vez esse lugar entrando em decadência e começando a falar,</text:p>
      <text:p text:style-name="P2">ele é capaz de assumir um anedótico qualquer que designa o que, das maneiras</text:p>
      <text:p text:style-name="P2">as mais estranhas, as mais esquisitas no mundo foi chamado de Deus. É no</text:p>
      <text:p text:style-name="P2">reconhecimento da exasperação entre Haver e não-Haver, que não é senão o</text:p>
      <text:p text:style-name="P2">lugar mesmo que ocupamos com esta espécie em nossa última instância, ou</text:p>
      <text:p text:style-name="P2">seja, no lugar em que nos percebemos vocacionados a esta posição, que colocamos</text:p>
      <text:p text:style-name="P2">o nomeador desse lugar para nós enquanto inseridos numa historieta local. Isto</text:p>
      <text:p text:style-name="P2">me parece indefectível. Até o maior dos ateus, quando o lemos – os iluministas,</text:p>
      <text:p text:style-name="P2">por exemplo –, vemos que, em sua grande luta contra qualquer teísmo, em sua</text:p>
      <text:p text:style-name="P2">grande luta para se sustentar numa posição ateísta, é sempre resguardado esse</text:p>
      <text:p text:style-name="P2">lugar como o do anti-Deus, da luz, da inteligência. Sempre colocam qualquer</text:p>
      <text:p text:style-name="P2">coisa ali. Não há possibilidade de haver IdioFormação sem se nomear algo</text:p>
      <text:p text:style-name="P2">nesse lugar. E isto segundo determinado rosto, que, em nossa história, sempre</text:p>
      <text:p text:style-name="P2">se desenhou com o rosto de um Deus. Por isso, falei na Hipótese Deus.</text:p>
      <text:p text:style-name="P2">As pessoas, em função da história de suas formações sintomáticas, têm</text:p>
      <text:p text:style-name="P2">para com este lugar relações as mais esquisitas. Quando falamos em monoteísmo,</text:p>
      <text:p text:style-name="P2">seja qual for o lugar onde tenha sido inventada a idéia de um Deus único,</text:p>
      <text:p text:style-name="P2">transcendente, por mais abstrato que seja, só podemos conceber esta invenção</text:p>
      <text:p text:style-name="P2">como modelo interno a determinado grupo. Por exemplo, o monoteísmo judaico,</text:p>
      <text:p text:style-name="P2"/>
      <text:p text:style-name="P2">com a invenção de um Jeová, ou o Deus dos cristãos – ambos, aliás, figurativos.</text:p>
      <text:p text:style-name="P2">Uma das implicâncias da Gnose era achar o Deus cristão figurativo demais. Há</text:p>
      <text:p text:style-name="P2">também a luta de Maomé contra a configuração do rosto de Alá. O máximo que</text:p>
      <text:p text:style-name="P2">pôde aceitar foi uma decoração letrista e geometrizante. Ele quis desconfigurar,</text:p>
      <text:p text:style-name="P2">assim como quis Moisés com sua herança egípcia, antes ainda que chafurdasse</text:p>
      <text:p text:style-name="P2">no figurativismo. Lembram da luta entre Amon e Aton? Moisés era atoniano.</text:p>
      <text:p text:style-name="P2">Não fosse a virada lá ocorrida, o nome de Tutankamon, por exemplo, devia ser</text:p>
      <text:p text:style-name="P2">Tutankaton. Isso tudo em função das lutas entre o figurativismo e a</text:p>
      <text:p text:style-name="P2">desconfiguração da divindade. O figurativismo é sempre cheio de deusezinhos.</text:p>
      <text:p text:style-name="P2">Não adianta, por exemplo, a igreja católica falar em monoteísmo quando está</text:p>
      <text:p text:style-name="P2">abarrotada de santos – aquilo é um Olimpo. Muito diferentemente do islamismo,</text:p>
      <text:p text:style-name="P2">onde é um Deus só e não há multiplicidade de rostos.</text:p>
      <text:p text:style-name="P2">É preciso ver como as coisas são organizadas, pois, mesmo considerando</text:p>
      <text:p text:style-name="P2">posições monoteístas do ponto de vista interno – digamos que judeus, cristãos e</text:p>
      <text:p text:style-name="P2">islâmicos sejam monoteístas –, elas o são para si, não são monoteístas para</text:p>
      <text:p text:style-name="P2">fora. Basta lembrarmos do que está acontecendo hoje no Oriente Médio: é uma</text:p>
      <text:p text:style-name="P2">luta de Alá com Jeová. São dois deuses, politeísmo descarado. Isto porque, uma</text:p>
      <text:p text:style-name="P2">vez que se conceda um mínimo de figuração ao Gnoma, já se está vivendo um</text:p>
      <text:p text:style-name="P2">politeísmo do ponto de vista da externalidade dos grupos. Não há saída. Só</text:p>
      <text:p text:style-name="P2">seria um monoteísmo se o lugar do Gnoma fosse aceito universalmente sem</text:p>
      <text:p text:style-name="P2">nome e sem figura. Não há, portanto, um monoteísmo da espécie. Há monoteísmos</text:p>
      <text:p text:style-name="P2">regionais. E quando um deus encontra um outro, saem na porrada porque são</text:p>
      <text:p text:style-name="P2">sintomáticos como qualquer um de nós. Eles não são assintomáticos como é o</text:p>
      <text:p text:style-name="P2">lugar do Gnoma. Todos nós temos ocasião de nos referir ao que chamo de Hiper-</text:p>
      <text:p text:style-name="P2">Determinação, que só pode provir da contemplação a partir do Cais Absoluto,</text:p>
      <text:p text:style-name="P2">do real, do neutro, da contemplação dessa exasperação entre Haver e não-Ha-</text:p>
      <text:p text:style-name="P2">ver. Portanto, HiperDeterminação sem nome e sem rosto. Mas mesmo quando</text:p>
      <text:p text:style-name="P2"><text:soft-page-break/>nos referimos a ela, retornamos sintomaticamente ao politeísmo das nossas tran-</text:p>
      <text:p text:style-name="P2">sações. Pelo menos, se levada a sério a clave que estou trazendo, poderemos nos</text:p>
      <text:p text:style-name="P2">lembrar com o máximo de freqüência de que esse lugar é indiferente a toda e</text:p>
      <text:p text:style-name="P2">qualquer formação sintomática. Ao nos referirmos ao lugar do Gnoma – para</text:p>
      <text:p text:style-name="P2"/>
      <text:p text:style-name="P2">não falar em Deus ou em Sujeito –, só conseguimos fazê-lo a partir do Cais</text:p>
      <text:p text:style-name="P2">Absoluto e fazendo, anteriormente a esta referência, a ascese, o exercício de</text:p>
      <text:p text:style-name="P2">indiferenciar, de entrar na razão do valetudo. Vejam, então, que o lugar do</text:p>
      <text:p text:style-name="P2">analista é insustentável. Freqüentemente, ele vira referência intelectual. Vez ou</text:p>
      <text:p text:style-name="P2">outra é que se retoma a experiência, mas é insustentável, além de insuportável.</text:p>
      <text:p text:style-name="P2">A experiência direta, imediata, de que venho falando há tempo, que se</text:p>
      <text:p text:style-name="P2">pode ter desse lugar é o que chamo experiência de Haver. E isto em radical</text:p>
      <text:p text:style-name="P2">externalidade a qualquer idéia de Ser no pensamento ocidental. Há grande</text:p>
      <text:p text:style-name="P2">bagunça aí, pois o ontós do grego pré-socrático poeticamente assume os mais</text:p>
      <text:p text:style-name="P2">diversos lugares. Alguns filósofos, por exemplo, fazem diferença entre ôntico e</text:p>
      <text:p text:style-name="P2">ontológico para falar mais ou menos da diferença entre o que há e o que se fala</text:p>
      <text:p text:style-name="P2">do que há. Para propiciar algum entendimento, em Santa Maria, citei o exemplo,</text:p>
      <text:p text:style-name="P2">não muito antigo mas já bastante esquecido, da idéia sartriana do cogito pré-</text:p>
      <text:p text:style-name="P2">reflexivo. Fica-se procurando em seu pensamento onde se pode deter esse cogito</text:p>
      <text:p text:style-name="P2">pré-reflexivo. Com meu aparelho, podemos dar-lhe nome. Não é cogito algum,</text:p>
      <text:p text:style-name="P2">e sim uma experiência imediata, indiscursável de que há. Alguns poderiam dizer</text:p>
      <text:p text:style-name="P2">que é a experiência do ontós. Tá bom, fica sendo, desde que não venha empanado</text:p>
      <text:p text:style-name="P2">pelas falações filosóficas. Mas o que faço questão de distinguir para a ferra-</text:p>
      <text:p text:style-name="P2">menta que lhes apresento é a experiência de Haver discreta, imediata, que, em</text:p>
      <text:p text:style-name="P2">alguns pensamentos, é chamada de contato imediato com o real, de porrada</text:p>
      <text:p text:style-name="P2">bruta do real, de se ver jogado aí, de Da sem sein. Esta experiência difere</text:p>
      <text:p text:style-name="P2">radicalmente e não consegue ser apreendida pela experiência que chamamos de</text:p>
      <text:p text:style-name="P2">Ser, que não é senão o ontológico, ou seja, a falação que se faz tentando dar</text:p>
      <text:p text:style-name="P2">conta de Haver discretamente. Em meu pensamento estas duas experiências</text:p>
      <text:p text:style-name="P2">estão radicalmente separadas.</text:p>
      <text:p text:style-name="P2">O que há de psicotizante, desculpem o mau jeito, nas filosofias, no</text:p>
      <text:p text:style-name="P2">pensamento ocidental, é o esforço de tentar retrogressivamente acoplar o que é</text:p>
      <text:p text:style-name="P2">da ordem do Ser com o Haver. Fica essa loucura. Na experiência de Haver, você</text:p>
      <text:p text:style-name="P2">falará infinitamente, mas falará para lá. Ele não atinge para trás. Esta experiência</text:p>
      <text:p text:style-name="P2">não é dizível senão na infinitude da falação. Nenhuma fala a diz, só o infinito da</text:p>
      <text:p text:style-name="P2">falação continua a, assintoticamente, dela se aproximar. As filosofias ficam no</text:p>
      <text:p text:style-name="P2"/>
      <text:p text:style-name="P2">desespero de querer uma ontologia, um logos sobre o ontós que diga. Desistam.</text:p>
      <text:p text:style-name="P2">Os orientais já sabiam disso. Desistam de um falado, mas não de uma eterna</text:p>
      <text:p text:style-name="P2">falação. Donde, o Falatório Infinito... Esta distinção me parece didática, pois,</text:p>
      <text:p text:style-name="P2">como perguntei em Santa Maria, quando se tenta entender a emergência do</text:p>
      <text:p text:style-name="P2">pensamento ocidental com Heráclito e Parmênides, o que há de incompatível</text:p>
      <text:p text:style-name="P2">entre estas duas loucuras? O incompatível é que Parmênides quer dizer para</text:p>
      <text:p text:style-name="P2">todos a terrível experiência de Haver pela qual passou. É claro que não consegue.</text:p>
      <text:p text:style-name="P2">E Heráclito só está interessado no ser dessa experiência, na multiplicidade que</text:p>
      <text:p text:style-name="P2">decorreu dessa porrada. O discurso de Parmênides é de apontar para a discreção</text:p>
      <text:p text:style-name="P2">dessa porrada do Haver. Heráclito, por sua vez, diz que, como quando se abre a</text:p>
      <text:p text:style-name="P2">boca tudo se multiplica, então vamos falar disso que é o de que se pode falar.</text:p>
      <text:p text:style-name="P2">A tentativa de acomodar, conjugar, ou pelo menos deixar nítida a</text:p>
      <text:p text:style-name="P2">disjunção entre razão e fé foi uma coisa importante que podemos encontrar</text:p>
      <text:p text:style-name="P2">talvez com melhor discernimento na filosofia necessariamente ligada ao</text:p>
      <text:p text:style-name="P2">cristianismo e à igreja católica da Idade Média. Podemos tomar lá atrás em</text:p>
      <text:p text:style-name="P2"><text:soft-page-break/>Agostinho, mas podemos terminar em Tomás de Aquino. Digamos que</text:p>
      <text:p text:style-name="P2">Parmênides teria sido um homem de fé – essencialmente, pois é claro que ele</text:p>
      <text:p text:style-name="P2">fala –, e que Heráclito fosse um homem de razão, e é claro que isto ele não</text:p>
      <text:p text:style-name="P2">faria sem fé. Mas, como disse, encontramos duas tentativas importantes na</text:p>
      <text:p text:style-name="P2">Idade Média. Uma, de acrescentar, frisar a disjunção entre fé e razão.</text:p>
      <text:p text:style-name="P2">Naturalmente, dizendo que a dona do pedaço era a fé. Outra, mais sábia,</text:p>
      <text:p text:style-name="P2">mais inteligente, como a de Tomás de Aquino, de fazer um esforço enorme</text:p>
      <text:p text:style-name="P2">para dizer que ambas eram necessárias, que não se podia pensar sem fé e</text:p>
      <text:p text:style-name="P2">que a razão deveria e poderia dar conta da fé. Ele fez este esforço enorme</text:p>
      <text:p text:style-name="P2">que resultou no tomismo que atravessa a história até hoje em vários</text:p>
      <text:p text:style-name="P2">pensamentos.</text:p>
      <text:p text:style-name="P2">Pergunta – Por que você colocou Heráclito do lado da razão, não seria o</text:p>
      <text:p text:style-name="P2">contrário?</text:p>
      <text:p text:style-name="P2">Parmênides está preocupado em explicar sua porrada do Haver.</text:p>
      <text:p text:style-name="P2">, P – Esta preocupação, em si, já não é racional?</text:p>
      <text:p text:style-name="P2">,</text:p>
      <text:p text:style-name="P2"/>
      <text:p text:style-name="P2">Ele não pode falar disto sem decair no racionalismo, na razão, mas ele</text:p>
      <text:p text:style-name="P2">está preocupado em apontar para lá, para o Um da experiência, para esta</text:p>
      <text:p text:style-name="P2">discreção. Heráclito desistiu disto e acha que o negócio é falar do multifário.</text:p>
      <text:p text:style-name="P2">Acho, então, que, já no início da história pregressa da filosofia, estas duas</text:p>
      <text:p text:style-name="P2">posições se colocam. Um, valorizando demais a experiência do Haver, e é óbvio</text:p>
      <text:p text:style-name="P2">que, se fosse ficar aí, não diria nada. O outro, tentando desistir disto e ficar na</text:p>
      <text:p text:style-name="P2">experiência da falação do Ser. Isto como tendência mais forte.</text:p>
      <text:p text:style-name="P2">Tomás de Aquino, então, faz a tentativa brilhante de explicar que não</text:p>
      <text:p text:style-name="P2">se pode nada fazer sem fé, mas que a razão não é incapaz de explicar a fé.</text:p>
      <text:p text:style-name="P2">Tenha conseguido ou não, a mim pouco importa. Importa que ele tentou isso e</text:p>
      <text:p text:style-name="P2">disse uma coisa essencial, que a fé é hierarquicamente superior à razão.</text:p>
      <text:p text:style-name="P2">Foi isto que tentei colocar em Santa Maria e vou continuar agora. É a ferra-</text:p>
      <text:p text:style-name="P2">mentazinha que se enquadra muito bem na minha clave e me dá condições de</text:p>
      <text:p text:style-name="P2">explicação – se é que isto é possível – do que está acontecendo em nosso</text:p>
      <text:p text:style-name="P2">momento e do que pode ser produzido para a frente.</text:p>
      <text:p text:style-name="P2">Por que repito que, efetivamente, a fé é anterior e hierarquicamente su-</text:p>
      <text:p text:style-name="P2">perior à razão? Porque o que estou chamando fé é o que se reporta (não a</text:p>
      <text:p text:style-name="P2">nenhuma certeza do sujeito, na tradição sobretudo cartesiana do Ocidente, mas)</text:p>
      <text:p text:style-name="P2">à certeza de Haver para a IdioFormação. É a porrada de experiência do Haver</text:p>
      <text:p text:style-name="P2">sem discurso e sobre a qual podemos discursar o resto da vida. Digamos o nome,</text:p>
      <text:p text:style-name="P2">é o trauma fundamental, fundante das IdioFormações e o reconhecimento imediato,</text:p>
      <text:p text:style-name="P2">sem discursividade posterior, de Haver e de não não-Haver. Por isso, insisto em</text:p>
      <text:p text:style-name="P2">que A Morte não há. Houvesse a possibilidade desta experiência, eu teria</text:p>
      <text:p text:style-name="P2">amenizada a minha experiência de Haver. Mas não há alívio possível para o</text:p>
      <text:p text:style-name="P2">trauma do reconhecimento, mediante experiência, de que Há, de que estamos</text:p>
      <text:p text:style-name="P2">condenados a esse Haver e de que não tem saída do Haver. A única saída é por</text:p>
      <text:p text:style-name="P2">dentro: passar ao regime do ser, como fez a filosofia, e discorrer infinitamente</text:p>
      <text:p text:style-name="P2">para uma aproximação assintótica do Haver. Ou seja, é na possibilidade de manejo</text:p>
      <text:p text:style-name="P2">de um Secundário que secretamos por causa de nos termos constituídos como</text:p>
      <text:p text:style-name="P2">Revirão, e em função da porrada que tomamos para dar conta do trauma de</text:p>
      <text:p text:style-name="P2">Haver, que constituímos o ser que assintoticamente busca o Haver.</text:p>
      <text:p text:style-name="P2"/>
      <text:p text:style-name="P2">Isto cria uma distinção que me parece clarificante, que é a de saber me</text:p>
      <text:p text:style-name="P2">reportar ao que é da ordem do Haver e ao que é da ordem do Ser. Ora, em estado</text:p>
      <text:p text:style-name="P2">puro, o que poderíamos chamar de fé? Fé não depende de nenhum movimento</text:p>
      <text:p text:style-name="P2"><text:soft-page-break/>que eu faça para tê-la. Ela é a certeza da porrada que tomei de que há e de que</text:p>
      <text:p text:style-name="P2">não não-há. Lá nas grimpas do aparelho, ter fé é ter a certeza de que há. Há</text:p>
      <text:p text:style-name="P2">como? Isto é outra história. Aí, vamos entrar na ordem da falação, do logos, do</text:p>
      <text:p text:style-name="P2">ser, do que quiserem para conseguir dar conta disso. Por isso, não há ninguém</text:p>
      <text:p text:style-name="P2">sem fé, nem mesmo o pobrezinho do melancólico. Se não, ele já não estava mais</text:p>
      <text:p text:style-name="P2">aí. A razão, então, não é senão toda e qualquer tentativa de articulação no Se-</text:p>
      <text:p text:style-name="P2">cundário que tenta dar alguma explicação para a porrada do trauma. É claro que</text:p>
      <text:p text:style-name="P2">vai fuçando o mundo, vai pegando as formações do Primário para temática dis-</text:p>
      <text:p text:style-name="P2">cursiva, mas, no que pensamos no regime das grimpas, do top da maquininha, em</text:p>
      <text:p text:style-name="P2">última instância, podemos ter fé sem nenhuma razão, mas não podemos ter razão</text:p>
      <text:p text:style-name="P2">sem nenhuma fé. A bobagem do Iluminismo, por exemplo, foi pensar que a boa</text:p>
      <text:p text:style-name="P2">articulação no ser dispensava o Haver. Isto, quando estavam simplesmente bo-</text:p>
      <text:p text:style-name="P2">tando muita fé no discurso que faziam. Aí, Tomás de Aquino tem razão: a fé é</text:p>
      <text:p text:style-name="P2">superior à razão. É possível ter fé sem razão, é possível o inconsciente funcionar</text:p>
      <text:p text:style-name="P2">em sua última instância sem nenhuma discursividade, consciente ou outra – Freud</text:p>
      <text:p text:style-name="P2">dixit –, mas não é possível discorrer, psicoticamente que seja, sem fé. Segundo</text:p>
      <text:p text:style-name="P2">meu esquema, a fé se impõe absolutamente. Ela não se retira nem quando você</text:p>
      <text:p text:style-name="P2">desiste dela. Um dia, trataremos do ato do suicídio, que é um ato de fé.</text:p>
      <text:p text:style-name="P2">, P – A fé, na verdade, é uma afirmatividade?</text:p>
      <text:p text:style-name="P2">Pura e simplesmente e para aquém das afirmações contraponíveis a</text:p>
      <text:p text:style-name="P2">negações que há no ser. Aqui, não há negação – não-Haver não há, A Morte não</text:p>
      <text:p text:style-name="P2">há –, só há sim, condenatória e indefectivelmente.</text:p>
      <text:p text:style-name="P2">P – Então não há como perder a fé?</text:p>
      <text:p text:style-name="P2">Quando alguém diz que você perdeu a fé, está dizendo que você perdeu</text:p>
      <text:p text:style-name="P2">a fé aplicada ao anedótico que ela te propôs. É isto que, com minha ferramenta,</text:p>
      <text:p text:style-name="P2">estou tentando pensar. O que acontece hoje é que as pessoas ficaram desesperadas</text:p>
      <text:p text:style-name="P2">porque lhes disseram que os fundamentos lógicos do pensamento estão em peri-</text:p>
      <text:p text:style-name="P2">clitância. Elas, então, não podendo, porque não podem, coitadinhas, abrir mão</text:p>
      <text:p text:style-name="P2">,</text:p>
      <text:p text:style-name="P2"/>
      <text:p text:style-name="P2">de sua fé sem perecer, a estão aplicando onde quer que se acene com um</text:p>
      <text:p text:style-name="P2">fundamento de fé e que seja barato, compreensível.</text:p>
      <text:p text:style-name="P2">, P – Para pensar A Verdade em sua teoria, teríamos que pensar desse modo?</text:p>
      <text:p text:style-name="P2">A Verdade estaria ao redor disso, sem deixar de ser paranóide porque</text:p>
      <text:p text:style-name="P2">isto é um teorema.</text:p>
      <text:p text:style-name="P2">É preciso, então, entender que sempre colocaremos alguma coisa no lugar</text:p>
      <text:p text:style-name="P2">do Gnoma. Não finjam que vocês não têm deuses. É mentira, nem que seja a</text:p>
      <text:p text:style-name="P2">Iluminação do Iluminismo. É uma deusa. E que o que quer que você afirme, é</text:p>
      <text:p text:style-name="P2">porque você botou fé. Você aplicou sua fé numa discursividade qualquer. Não</text:p>
      <text:p text:style-name="P2">porque você tenha que ter fé, mas simplesmente porque tem. Ponto! Não é possível</text:p>
      <text:p text:style-name="P2">evadir desse princípio de fé. No autismo, na melancolia, ainda há uma fé: a fé de</text:p>
      <text:p text:style-name="P2">que vai passar a não-Haver, que não é senão o que se exprime na Pulsão com o</text:p>
      <text:p text:style-name="P2">nome de desejo. Ou seja, visto pela lente da Pulsão, o que se exprime com o</text:p>
      <text:p text:style-name="P2">nome de desejo, de libido, não é senão a fé de que não posso abrir mão. Isto,</text:p>
      <text:p text:style-name="P2">contrariamente ao que pensava Lacan em função de seu aparelho, que “culpado</text:p>
      <text:p text:style-name="P2">é quem abre mão de seu desejo”. Isto não existe, é impossível.</text:p>
      <text:p text:style-name="P2">, P – É possível o conhecimento, no sentido em que você define</text:p>
      <text:p text:style-name="P2">conhecimento, da fé?</text:p>
      <text:p text:style-name="P2">Sim, infinitizado como todo conhecimento.</text:p>
      <text:p text:style-name="P2">, P – Então, não há ceticismo possível nem pelo lado da razão, nem pelo</text:p>
      <text:p text:style-name="P2">lado da fé?</text:p>
      <text:p text:style-name="P2">Efetivamente, o ceticismo é impossível. Mas postura cética é possível,</text:p>
      <text:p text:style-name="P2"><text:soft-page-break/>pois o que há de essencial no ensino do cético é simplesmente skeptomai: olhar</text:p>
      <text:p text:style-name="P2">tudo, não olhar por um lado só. Isto é o que tomo como importante. Dizer de</text:p>
      <text:p text:style-name="P2">alguém que “é cético”, tirem o cavalinho da chuva. É a mesma coisa que dizer</text:p>
      <text:p text:style-name="P2">“eu sou psicanalista”.</text:p>
      <text:p text:style-name="P2">O interesse em retomar do modo como retomo esta chave é no sentido de</text:p>
      <text:p text:style-name="P2">não chafurdarmos, pelo menos não imediatamente, no lodaçal em que a</text:p>
      <text:p text:style-name="P2">psicanálise se transformou ao nosso redor. Seja de vocação lacaniana, neo-</text:p>
      <text:p text:style-name="P2">lacaniana, ferencziana, é um lodaçal porque os psicanalistas, não menos, não</text:p>
      <text:p text:style-name="P2">mais do que a maioria das pessoas, estão em fuga retrogressiva. Perderam a</text:p>
      <text:p text:style-name="P2"/>
      <text:p text:style-name="P2">coragem. Ou seja, perderam a coragem de aplicar sua fé num vetor para a</text:p>
      <text:p text:style-name="P2">frente. Estão aplicando num vetor para trás. E isto está resultando em coisas</text:p>
      <text:p text:style-name="P2">extremamente perigosas que, ao invés de sanar a agonística no mundo, só faz</text:p>
      <text:p text:style-name="P2">aumentá-la. Esta é a minha tese. Com esse papo “fraterno” e outras coisas, eles</text:p>
      <text:p text:style-name="P2">estão acrescentando a guerra no mundo.</text:p>
      <text:p text:style-name="P2">Daí que minha intenção primordial, pelo menos de momento, é</text:p>
      <text:p text:style-name="P2">reconsiderar a partir desta ferramenta as posturas contemporâneas de pensamento</text:p>
      <text:p text:style-name="P2">político no mundo. Costuma-se genericamente chamar de filosofia política,</text:p>
      <text:p text:style-name="P2">embora eu ache que não o seja necessariamente. Pode ser psicanálise política,</text:p>
      <text:p text:style-name="P2">ou seja, Polética, como chamo. As questões do poder, da razão política, da</text:p>
      <text:p text:style-name="P2">ética, da razão jurídica, ou moral, etc., estão sendo tratadas com emplastros</text:p>
      <text:p text:style-name="P2">amorosos não só nas regiões ditas religiosas como no âmbito mesmo da</text:p>
      <text:p text:style-name="P2">psicanálise. Podem anotar no caderninho, esperem, que isso vai chegar a seu</text:p>
      <text:p text:style-name="P2">momento de terror, se não cair de podre bem antes. O momento é difícil, as</text:p>
      <text:p text:style-name="P2">pessoas estão com medo, estão partindo para esse tipo de solução, mas isso não</text:p>
      <text:p text:style-name="P2">dura, antes ainda de esboroar-se ou de acabar em porradaria. O que estou fazendo</text:p>
      <text:p text:style-name="P2">é um esforço de não entrar nessa e jogar para a frente e apostar no que tem que</text:p>
      <text:p text:style-name="P2">vir depois. Vocês quererão ou não.</text:p>
      <text:p text:style-name="P2">Dado que grupos bastante poderosos de psicanalistas estão se ajuntando</text:p>
      <text:p text:style-name="P2">e se organizando para obnubilar radicalmente o vetor que foi lançado desde</text:p>
      <text:p text:style-name="P2">Freud... Estudem o que estão fazendo hoje e verão isto com muita clareza.</text:p>
      <text:p text:style-name="P2">Ninguém está querendo, talvez, prestar atenção no que ali acontece, nem mesmo</text:p>
      <text:p text:style-name="P2">eles, do ponto de vista de uma crítica psicanalítica à adoção de pensamentos</text:p>
      <text:p text:style-name="P2">políticos externos e contraditórios com a psicanálise. No pânico, estão adotando</text:p>
      <text:p text:style-name="P2">esses pensamentos, como sói acontecer com qualquer um. Um adota a igreja do</text:p>
      <text:p text:style-name="P2">bispo Macedo – o que, aliás, é uma postura política, e não apenas religiosa ou</text:p>
      <text:p text:style-name="P2">de fé –, outro adota outra coisa. No âmbito dos que se acham pensantes, encon-</text:p>
      <text:p text:style-name="P2">tramos um leque bastante grande de posições a respeito de uma postura de</text:p>
      <text:p text:style-name="P2">pensamento político, que tem seus adeptos, mas em lugar algum há, que eu</text:p>
      <text:p text:style-name="P2">saiba, alguém pensando qual seria a própria postura da psicanálise, e não a</text:p>
      <text:p text:style-name="P2">aderência do analista a posturas que estão disponíveis. Nem mesmo os que</text:p>
      <text:p text:style-name="P2"/>
      <text:p text:style-name="P2">operam no campo jurídico, que é bastante volumoso na França – por exemplo,</text:p>
      <text:p text:style-name="P2">mais ou menos em torno de Pierre Legendre, que é um jurista. São todas nitida-</text:p>
      <text:p text:style-name="P2">mente adoções de construções produzidas no nível da filosofia política, da socio-</text:p>
      <text:p text:style-name="P2">logia, etc. Nós poderíamos importar, não haveria perigo, mas são posições</text:p>
      <text:p text:style-name="P2">radicalmente contraditórias com o que a psicanálise pode trazer.</text:p>
      <text:p text:style-name="P2">Começo, então, a tentar entender o que se passa no nível dessas retro-</text:p>
      <text:p text:style-name="P2">gressões nitidamente psicotizantes. Há uma tendência da espécie, porque tem</text:p>
      <text:p text:style-name="P2">um Primário muito forte, de acoplar o que é da ordem do Ser com o próprio</text:p>
      <text:p text:style-name="P2">Haver. É a isto que chamo de psicose, o que nada tem a ver com Nome-do-Pai</text:p>
      <text:p text:style-name="P2">algum. O que chamo de hiper-recalque é o movimento mesmo de se tomar um</text:p>
      <text:p text:style-name="P2"><text:soft-page-break/>anedotário qualquer, que – com toda razão, aliás – veio se colocar no lugar do</text:p>
      <text:p text:style-name="P2">Gnoma, como sendo o retrato mesmo do discreto do Haver. Este é o aparelho</text:p>
      <text:p text:style-name="P2">psicotizante da nossa cultura contemporânea. As pessoas não querem continuar</text:p>
      <text:p text:style-name="P2">a operar a disjunção. Por quê? Porque, antes ainda desse momento de terror,</text:p>
      <text:p text:style-name="P2">fazia-se a suposição de que a conjunção estava posta, ou seja, que os ditos</text:p>
      <text:p text:style-name="P2">fundamentos filosóficos, científicos, etc., eram correspondentes aos discursos</text:p>
      <text:p text:style-name="P2">da ordem do ser. A psicose era mais bem instalada, com fé no pensamento</text:p>
      <text:p text:style-name="P2">racional e na ciência. Era psicotizante do mesmo modo, mas no que se percebeu</text:p>
      <text:p text:style-name="P2">que isto não está conjugado, o retorno veio por qualquer disponibilidade de</text:p>
      <text:p text:style-name="P2">conjugação. Durante longo tempo, houve uma aparência de serenidade, pois se</text:p>
      <text:p text:style-name="P2">supunha que os fundamentos oferecidos pela filosofia e pela ciência, etc., eram</text:p>
      <text:p text:style-name="P2">aceitáveis. Quando eram aceitáveis, esta aceitação acoplava a ordem do Ser à</text:p>
      <text:p text:style-name="P2">do Haver. Então, vivíamos um certo tipo de psicose que tinha a pequena vanta-</text:p>
      <text:p text:style-name="P2">gem de se exigir raciocinante, racionalizante, pensante. Esta era a pequena van-</text:p>
      <text:p text:style-name="P2">tagem desse momento psicotizante. Quando a fundamentação se demonstrou</text:p>
      <text:p text:style-name="P2">inexistente, todos, por via de suposição de que a fé pertence a determinados</text:p>
      <text:p text:style-name="P2">discursos, passaram a fazer um acoplamento psicótico pior do que o da era da</text:p>
      <text:p text:style-name="P2">razão. Muito mais violento, mais veemente, mais pegajoso, mais terrível. A psico-</text:p>
      <text:p text:style-name="P2">se nos ameaça totalmente no planeta.</text:p>
      <text:p text:style-name="P2">O trabalho do analista, diferentemente das tentativas de convencimento</text:p>
      <text:p text:style-name="P2">do filósofo, do cientista hard, etc., é de sustentar a disjunção. Não podemos</text:p>
      <text:p text:style-name="P2"/>
      <text:p text:style-name="P2">deixar cair a disjunção, pois seria maluquice. Há que conseguir viver nisso que</text:p>
      <text:p text:style-name="P2">chamo de processo de referência à HiperDeterminação. Isto sustenta a disjun-</text:p>
      <text:p text:style-name="P2">ção. Estou fazendo o teorema que lhes apresento, mas é só um teorema, nada</text:p>
      <text:p text:style-name="P2">tem a ver com o real, a não ser fazer parte da infinitude da sua aproximação.</text:p>
      <text:p text:style-name="P2">Repetindo, então, aquele acoplamento, psicotizante também, com o pensamento</text:p>
      <text:p text:style-name="P2">científico, com a razão, com a luz, com o iluminismo, continuava sendo da</text:p>
      <text:p text:style-name="P2">ordem da fé, psicotizante, paranóide, mas tinha a vantagem de puxar pela discur-</text:p>
      <text:p text:style-name="P2">sividade do lado de cá. No que puxa por ela, não funda uma psicose definitiva.</text:p>
      <text:p text:style-name="P2">Agora, quando não faz isto e puxa pela repetição das crenças, aí psicotiza geral.</text:p>
      <text:p text:style-name="P2">Eu ainda prefiro os iluministas.</text:p>
      <text:p text:style-name="P2">P – Retomando aquilo a que Freud se referia como o afetivo e o intelectual,</text:p>
      <text:p text:style-name="P2">poderíamos dizer que, hoje, é como se a dimensão do mero entendimento</text:p>
      <text:p text:style-name="P2">intelectual da situação estivesse até prejudicada, pois a cola é imediata?</text:p>
      <text:p text:style-name="P2">A cola é imediata com algo que passa para você a boa aparência de que</text:p>
      <text:p text:style-name="P2">está eliminada a disjunção que angustia as pessoas. Durante um período de</text:p>
      <text:p text:style-name="P2">clareza, de esclarecimento, a disjunção era mais evidente, embora a fé na ciência</text:p>
      <text:p text:style-name="P2">ainda fosse psicotizante. Mas era menos eficaz como processo psicotizante pela</text:p>
      <text:p text:style-name="P2">,</text:p>
      <text:p text:style-name="P2">exigência, pela luta que os iluministas faziam de se encaminhar para lá, de</text:p>
      <text:p text:style-name="P2">continuar pensando e produzindo a ciência. No momento em que se abre mão</text:p>
      <text:p text:style-name="P2">disso, como se não tivesse jeito, não fôssemos conseguir nada, cola para cá. É a</text:p>
      <text:p text:style-name="P2">fé com razão zero. É isto que, em meu teorema, é a psicose. Pura fé com qualquer</text:p>
      <text:p text:style-name="P2">discurso.</text:p>
      <text:p text:style-name="P2">, P – No lugar da experiência bruta de Haver o que se mantém é a separação</text:p>
      <text:p text:style-name="P2">entre Haver e não-Haver?</text:p>
      <text:p text:style-name="P2">A separação não é entre Haver e não-Haver, esta se impõe. É a separação</text:p>
      <text:p text:style-name="P2">entre sua experiência limite, pontual, discreta do Haver e a maluquice secundária</text:p>
      <text:p text:style-name="P2">que brota disso. Aí também estou em contraposição a Lacan, pois, para mim, é</text:p>
      <text:p text:style-name="P2">isto que produz e secreta o Secundário, e não o contrário.</text:p>
      <text:p text:style-name="P2">O que precisamos, para não ficarmos bocós no meio do planeta, é nos</text:p>
      <text:p text:style-name="P2"><text:soft-page-break/>dar conta dos discursos que estão operando atualmente. De repente, por falta de</text:p>
      <text:p text:style-name="P2">informação, as pessoas podem não se dar conta de que determinado grupo, do</text:p>
      <text:p text:style-name="P2"/>
      <text:p text:style-name="P2">tipo shoah business, que é o mais evidente – tomou o poder nos Estados</text:p>
      <text:p text:style-name="P2">Unidos, etc. –, está confluindo para reduzir o pensamento psicanalítico a uma</text:p>
      <text:p text:style-name="P2">postura religiosa, que é a judaica. Por outro lado, temos um João Paulo et</text:p>
      <text:p text:style-name="P2">caterva tentando reduzir a possibilidade de pensamento a um cristianismo de</text:p>
      <text:p text:style-name="P2">cepa. Ou seja, o processo regressivo psicotizante está no poder. E a psicanálise</text:p>
      <text:p text:style-name="P2">sucumbe diante dessa situação. Mas, para entendermos, precisamos saber o</text:p>
      <text:p text:style-name="P2">que estão fazendo, qual é sua referência, que não é psicanalítica. É de tal ou de</text:p>
      <text:p text:style-name="P2">qual outro filósofo da política. Vocês podem até estar pensando, e verão com o</text:p>
      <text:p text:style-name="P2">tempo, que, do modo como penso, posso encontrar aqui e ali filósofos que mais</text:p>
      <text:p text:style-name="P2">se aproximem de mim. Mas não no conteúdo de sua discursividade, e sim no</text:p>
      <text:p text:style-name="P2">modo de operação de última instância. E não vamos fazer a psicanálise</text:p>
      <text:p text:style-name="P2">acompanhar os ditames anedóticos dessas posições políticas, que é o que está</text:p>
      <text:p text:style-name="P2">acontecendo com analistas desesperados, que continuam se chamando analistas</text:p>
      <text:p text:style-name="P2">e querendo dizer que é psicanalítica a sua adesão a uma posição política</text:p>
      <text:p text:style-name="P2">contemporânea. Isto porque eles querem porque querem uma ética para a</text:p>
      <text:p text:style-name="P2">psicanálise, que já está careca de ser apresentada. Até a de Lacan serve. Eu,</text:p>
      <text:p text:style-name="P2">já apresentei uma outra. Mas eles querem saber como a psicanálise vai indicar</text:p>
      <text:p text:style-name="P2">seu modo de comportamento nas chicanas do mundo. Não vai. A não ser o</text:p>
      <text:p text:style-name="P2">único modo de manter a disjunção e a indiferenciação onde quer que você vá.</text:p>
      <text:p text:style-name="P2">Já recomendei, é árduo, mas leiam os volumes, de Alain Renaut,</text:p>
      <text:p text:style-name="P2">intitulados História da Filosofia Política. Não porque ache Renaut mais gracinha</text:p>
      <text:p text:style-name="P2">do que qualquer outro, e sim porque ele é lídimo representante da baboseira</text:p>
      <text:p text:style-name="P2">contemporânea e explica as formas com clareza. Precisamos saber do que ele</text:p>
      <text:p text:style-name="P2">está falando, para indicar o que não é a nossa postura, o que não é psicanalítico.</text:p>
      <text:p text:style-name="P2">A psicanálise está se alugando facilmente à filosofia, à sociologia, ao mercado,</text:p>
      <text:p text:style-name="P2">ao pensamento jurídico, a qualquer coisa e abrindo mão de sua própria</text:p>
      <text:p text:style-name="P2">sustentação. Há que pensar como situar-se diante da comoção política, da</text:p>
      <text:p text:style-name="P2">comoção ética, jurídica, etc. A posição da psicanálise não pode não ser eminen-</text:p>
      <text:p text:style-name="P2">temente clínica diante de qualquer um desses discursos, de pôr no divã. Alguns</text:p>
      <text:p text:style-name="P2">filósofos de porre quase me apedrejaram certa vez porque eu disse: ‘Heidegger!?</text:p>
      <text:p text:style-name="P2">Põe no meu divã’. Por que ele pode ser pretensioso e eu não? O que quis dizer é</text:p>
      <text:p text:style-name="P2"/>
      <text:p text:style-name="P2">que não podemos abrir mão de um lugar que é da psicanálise, para não ficarmos</text:p>
      <text:p text:style-name="P2">alugados à casa do vizinho. Temos que fazer a clínica disso, e, para fazê-la, há</text:p>
      <text:p text:style-name="P2">que escutar o doentinho. E os doentinhos são esses filósofos. Em pânico, todos</text:p>
      <text:p text:style-name="P2">em pânico. É uma graça. Quanto mais os estudamos, mais vemos que estão</text:p>
      <text:p text:style-name="P2">perdidos. É o momento que é terrível. Vai-se fazer o quê? Está assim.</text:p>
      <text:p text:style-name="P2">Não podemos, portanto, deixar de louvar o esforço de Tomás de Aquino</text:p>
      <text:p text:style-name="P2">de não deixar aquela igreja medieval, caquética, sucumbir ao ignorantismo e à</text:p>
      <text:p text:style-name="P2">falta de reflexão.</text:p>
      <text:p text:style-name="P2">, P – Acho que agora dá para entender mais sua frase já antiga de que o</text:p>
      <text:p text:style-name="P2">aparelho que Lacan pensou é terminal, pois ele termina junto com o soçobrar</text:p>
      <text:p text:style-name="P2">da fé na razão, cujas conseqüências hoje assistimos.</text:p>
      <text:p text:style-name="P2">Ele foi enlouquecendo junto com o processo. É nítido que Lacan foi</text:p>
      <text:p text:style-name="P2">pirando. Seu esforço inicial era ainda, quase que bachelardianamente, de bordar</text:p>
      <text:p text:style-name="P2">uma possibilidade de sustentação na ciência. Como a ciência não é possível, vai</text:p>
      <text:p text:style-name="P2">à matemática, à topologia... É muito bonito acompanharmos seu esforço. Ele se</text:p>
      <text:p text:style-name="P2">afogando e se segurando nas tábuas – é um filmão. Titanic é titica perto desse.</text:p>
      <text:p text:style-name="P2">Ele não está fazendo boniteza para a gente aplaudir. Ele está é em pânico vendo</text:p>
      <text:p text:style-name="P2"><text:soft-page-break/>o que ninguém está vendo. É terminal e terminou. Os efeitos sociológicos disso,</text:p>
      <text:p text:style-name="P2">o discurso depois ter colado no mundo, haver essas escolinhas, é bobagem, é o</text:p>
      <text:p text:style-name="P2">lixo da história, não é nada. É a mesma coisa que existirem quinhentas igrejas</text:p>
      <text:p text:style-name="P2">de jesus.</text:p>
      <text:p text:style-name="P2">, P – Não é à toa que, academicamente, a psicanálise está hoje, nos cursos de</text:p>
      <text:p text:style-name="P2">pós-graduação, no departamento de filosofia, que oferece cursos lato sensu</text:p>
      <text:p text:style-name="P2">em psicanálise e filosofia.</text:p>
      <text:p text:style-name="P2">Porque ela está alugada. E foi alugada inclusive pelo projeto de Lacan.</text:p>
      <text:p text:style-name="P2">Em 1964, ele faz um seminário brilhante sobre os quatro conceitos fundamentais</text:p>
      <text:p text:style-name="P2">e não consegue sustentar o discurso com eles. Eu só tenho um fundamental, o</text:p>
      <text:p text:style-name="P2">resto é decorrente. Lacan vai apelidar isso de várias maneiras, mas não consegue.</text:p>
      <text:p text:style-name="P2">Sua busca pela situação de um sujeito pelo menos visualizável dentro de um</text:p>
      <text:p text:style-name="P2">campo estragou o processo. Por exemplo, ano que vem, quando tratarmos da</text:p>
      <text:p text:style-name="P2">ordem jurídica, veremos que os discursos que atualmente abordam a questão jurídica</text:p>
      <text:p text:style-name="P2"/>
      <text:p text:style-name="P2">ainda continuam baseados na pessoa e no sujeito que estaria sub-jetado por trás</text:p>
      <text:p text:style-name="P2">dessa pessoa. Como se isso existisse, como se ainda fosse uma garantia de alguém.</text:p>
      <text:p text:style-name="P2">Isto não é possível em meu aparelho. Por mais que um indivíduo – que, para mim,</text:p>
      <text:p text:style-name="P2">é divíduo –, por mais que o boneco seja capaz de ocultar, fazer fechamentos em</text:p>
      <text:p text:style-name="P2">seus arquivos, ele não é composto como tal. Por isso, fiz aquele aparelhinho que</text:p>
      <text:p text:style-name="P2">acaba no tetraedro. Quem terá culhão para fundar uma nova ordem jurídica baseado</text:p>
      <text:p text:style-name="P2">no complexo de formações, que não é Eu? Como vão botar Eu na cadeia se não é</text:p>
      <text:p text:style-name="P2">Eu? Então, foi minha mãe. Como, então, propor uma ordem jurídica que possa</text:p>
      <text:p text:style-name="P2">deslocar-se do boneco? Eles estão em pânico, pois não sabem fazer isso.</text:p>
      <text:p text:style-name="P2">, P – Mas não há que responsabilizar o boneco de alguma maneira ao pensar</text:p>
      <text:p text:style-name="P2">isso?</text:p>
      <text:p text:style-name="P2">Trataremos desta questão a longo prazo. Isso é muito difícil. Ainda</text:p>
      <text:p text:style-name="P2">acreditamos demais na figuração do boneco. Não acreditamos, nem mesmo com</text:p>
      <text:p text:style-name="P2">Lacan, que o cara está sendo falado, quanto mais comigo. Não chegamos nem a</text:p>
      <text:p text:style-name="P2">Lacan. A ordem jurídica é uma coisa bárbara e retrógrada. Toda ela, em qualquer</text:p>
      <text:p text:style-name="P2">parte do mundo.</text:p>
      <text:p text:style-name="P2">, P – Qual é o lugar do código jurídico para um neo-kantiano ou para aquele</text:p>
      <text:p text:style-name="P2">que se orienta pela visada kantiana? É justamente o mal necessário que,</text:p>
      <text:p text:style-name="P2">assintoticamente, se aproximaria em termos civilizatórios, coletivos, do</text:p>
      <text:p text:style-name="P2">exercício da razão (a razão prática), do exercício disso que qualificaria o</text:p>
      <text:p text:style-name="P2">humano como sua essencialidade, que é a sua autonomia como sujeito.</text:p>
      <text:p text:style-name="P2">Temos, talvez, que começar a pensar por aí. O que é a autonomia cir-</text:p>
      <text:p text:style-name="P2">cunscrita pela questão da soberania? O grave está aí. É difícil, mas a psicanálise</text:p>
      <text:p text:style-name="P2">tem que saber o que dizer, nem que seja dizer que isto não nos interessa, que</text:p>
      <text:p text:style-name="P2">apenas nos interessa como manutenção da disjunção. Se não, eles vêm brandin-</text:p>
      <text:p text:style-name="P2">do essa historieta e ficamos deslumbrados. Não tem o tal Homem-Deus, de Luc</text:p>
      <text:p text:style-name="P2">Ferry, que reduz tudo a um humanismo onde nos quer convencer – e não estou</text:p>
      <text:p text:style-name="P2">dizendo que não seja útil, e sim que é podre – a colocar o homem ali. O homem?</text:p>
      <text:p text:style-name="P2">O que é isso? Não faço a menor idéia. Se colocar o homem todo, há que tomá-</text:p>
      <text:p text:style-name="P2">lo como feito de Primário, Secundário e Originário. Portanto, colocando o homem</text:p>
      <text:p text:style-name="P2">todo ali, danou-se o humanismo dele. O homem dele não tem Primário, é neo-</text:p>
      <text:p text:style-name="P2"/>
      <text:p text:style-name="P2">etológico. Mas essa patota está com tudo e está toda armada de aparelhos</text:p>
      <text:p text:style-name="P2">assim. E há as outras patotas: Castoriadis, Claude Lefort...</text:p>
      <text:p text:style-name="P2">, P – Em seu esquema, a fé estaria no terceiro lugar?</text:p>
      <text:p text:style-name="P2">Terceiro lugar é a neutralidade do real, é o Cais Absoluto. Tenho medo</text:p>
      <text:p text:style-name="P2">de reduções, pois a coisa é complexa. Há que manter o discurso em sua malea-</text:p>
      <text:p text:style-name="P2"><text:soft-page-break/>bilidade, se não, daqui a pouco nos ajoelharemos de novo e rezaremos para a fé.</text:p>
      <text:p text:style-name="P2">Não quero ser beato. A coisa mais fácil do mundo é tomar qualquer organização</text:p>
      <text:p text:style-name="P2">e transformar em religião. Por isso, há bastante tempo digo que a psicanálise é</text:p>
      <text:p text:style-name="P2">a Arreligião, escrito numa palavra só. A coisa é, aliás, terrível no nível dos</text:p>
      <text:p text:style-name="P2">Impérios, por exemplo. É o horror que as pessoas estão sentindo de ter que dar</text:p>
      <text:p text:style-name="P2">um passo para o Quarto Império, no sentido em que coloco os Cinco Impérios.</text:p>
      <text:p text:style-name="P2">Se puder tentar explicitar como está se dando o sintoma de retrocesso, veremos</text:p>
      <text:p text:style-name="P2">que é um esforço enorme que as pessoas precisam fazer e que, podemos tirar o</text:p>
      <text:p text:style-name="P2">cavalinho da chuva, não farão. Vai acontecer é que serão empurradas para lá ou</text:p>
      <text:p text:style-name="P2">sucumbirão para trás. O que o analista pode fazer é manter-se no lugar de</text:p>
      <text:p text:style-name="P2">suspeição e suspensão, ver o circo pegar fogo e ver quantos mais querem entender.</text:p>
      <text:p text:style-name="P2">Isto, se quiserem, pois ele não tem obrigação moral alguma aí. É assim que é a</text:p>
      <text:p text:style-name="P2">história. O problema não é meu. Só estou tentando resolver assim a minha</text:p>
      <text:p text:style-name="P2">angústia. Ou seja, fabrico isso porque organiza a minha angústia e pode ser</text:p>
      <text:p text:style-name="P2">uma boa ferramenta. Use quem quiser. Não vou salvar ninguém. Não consigo</text:p>
      <text:p text:style-name="P2">salvar a mim... Se não quiserem, que fiquem chafurdando na lama que já existia.</text:p>
      <text:p text:style-name="P2">Pode ser que o que trago seja uma lama nova, mas a que existia já sei que é lama</text:p>
      <text:p text:style-name="P2">da pior. Esta, não sei ainda. É esta a postura adequada. A coisa está barra</text:p>
      <text:p text:style-name="P2">pesada. Por exemplo, em nível político internacional, acho um espanto que a</text:p>
      <text:p text:style-name="P2">porradaria seja tão pequena. Não me espanto com a porradaria que existe na</text:p>
      <text:p text:style-name="P2">cidade do Rio de Janeiro, entre Judeus e Árabes, etc. Acho que é pouca. Como</text:p>
      <text:p text:style-name="P2">conseguem só esta? Ou seja, o nível pregresso ainda tem com muita força.</text:p>
      <text:p text:style-name="P2">, P – Uma das finalidades da disseminação dos evangélicos não seria conter a</text:p>
      <text:p text:style-name="P2">porradaria?</text:p>
      <text:p text:style-name="P2">É uma faca de dois gumes. Como fazer clínica disso, por exemplo, em</text:p>
      <text:p text:style-name="P2">nível de organização social do mundo? Não há a menor dúvida de que a massa</text:p>
      <text:p text:style-name="P2"/>
      <text:p text:style-name="P2">genérica do planeta será manipulada e só podemos esperar que morram. Esta</text:p>
      <text:p text:style-name="P2">é a idéia. Quando morrer, pode ser que nasça a possibilidade de outro tipo de</text:p>
      <text:p text:style-name="P2">gente. Acontece, então, que ninguém vai duro em cima de um bispo evangélico</text:p>
      <text:p text:style-name="P2">por mais que seja suspeito porque ele está segurando a barra. Como é assim,</text:p>
      <text:p text:style-name="P2">como ninguém vai fazer nada, só resta esperar morrer todo mundo. É uma questão</text:p>
      <text:p text:style-name="P2">de tempo. Mas isto é o quê? É esperar que o Quarto Império tenha vez, ou que</text:p>
      <text:p text:style-name="P2">haja uma derrocada e dê para trás. As duas coisas são possíveis. Na verdade, o</text:p>
      <text:p text:style-name="P2">que dá a impressão de que não vai haver derrocada é o expansionismo do capi-</text:p>
      <text:p text:style-name="P2">tal. É ele que vai salvar a situação, se conseguir, com todos os seus efeitos. Não</text:p>
      <text:p text:style-name="P2">é que se vá botar fé, apostar no capitalismo. Não é preciso, pois é a única saída:</text:p>
      <text:p text:style-name="P2">a disseminação tecnológica, o barateamento das coisas... Ou nasce uma Nova</text:p>
      <text:p text:style-name="P2">Mente, ou...</text:p>
      <text:p text:style-name="P2">, P – Você está dizendo isto porque o capital é mais neutro?</text:p>
      <text:p text:style-name="P2">Porque é dissoluto e dissolvente. Abram o último número da revista</text:p>
      <text:p text:style-name="P2">Época e vejam um longo artigo sobre a prostituição. Leiam sobre a menininha</text:p>
      <text:p text:style-name="P2">que estava esperando completar dezoito anos para realizar sua vocação de...</text:p>
      <text:p text:style-name="P2">puta. Ela já exercia a profissão há uns dois ou três anos ilegalmente com carteira</text:p>
      <text:p text:style-name="P2">falsa. Quando fez dezoito, ficou livre, tem os documentos verdadeiros. “– Eu,</text:p>
      <text:p text:style-name="P2">ser empregadinha doméstica? Ganhar trezentos merréis?” Isto é que é o capita-</text:p>
      <text:p text:style-name="P2">lismo desvairado. Aí vem o pessoal com uma moral que nada tem a ver. Há</text:p>
      <text:p text:style-name="P2">também umas putas velhas que já estão virando os sessenta e não querem abrir</text:p>
      <text:p text:style-name="P2">mão da carreira que escolheram. Já estão na região da aposentadoria. Aliás,</text:p>
      <text:p text:style-name="P2">estou lembrando agora de um filósofo francês, que nunca li e cujo nome me</text:p>
      <text:p text:style-name="P2">esqueci no momento, que acabou de publicar na França um livro que tenho</text:p>
      <text:p text:style-name="P2">curiosidade de ler. Do ponto de vista de linguagem, é um pouco parecido comigo,</text:p>
      <text:p text:style-name="P2"><text:soft-page-break/>mistura tudo: da putaria ao pensamento. Ele quer incluir no pensamento filosófico</text:p>
      <text:p text:style-name="P4">toda essa discursividade que vai dos espasmos da xota aos respingos da pica. Isto, para ele, é filosofia, a qual não pode pensar sem as interveniências do orgástico, do orgiástico, que ela finge não serem de seu campo.</text:p>
      <text:p text:style-name="P2">28/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3:49:33.150620817</meta:creation-date>
    <dc:date>2019-01-31T17:19:51.936947592</dc:date>
    <meta:editing-duration>PT17M4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2" meta:paragraph-count="1055" meta:word-count="13524" meta:character-count="77748" meta:non-whitespace-character-count="65187"/>
  </office:meta>
</office:document-meta>
</file>